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3.07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53.92mm"/>
    </style:style>
    <style:style style:name="co9" style:family="table-column">
      <style:table-column-properties fo:break-before="auto" style:column-width="81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cc33" fo:wrap-option="wrap"/>
      <style:text-properties style:use-window-font-color="true" style:text-outline="false" style:text-line-through-style="none" style:text-line-through-type="none" style:font-name="Liberation Mono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99pt solid #000000" fo:border-right="0.99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wrap-option="wrap" fo:border-left="0.99pt solid #000000" fo:border-right="0.99pt solid #000000" fo:border-top="none"/>
      <style:text-properties style:use-window-font-color="true" style:text-outline="false" style:text-line-through-style="none" style:text-line-through-type="none" style:font-name="Liberation Mono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99pt solid #000000" fo:border-right="0.99pt solid #000000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cc33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1" office:value-type="string" calcext:value-type="string">
            <text:p>Field #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has invalid values</text:p>
          </table:table-cell>
          <table:table-cell table:style-name="ce1" office:value-type="string" calcext:value-type="string">
            <text:p>Has 0 values</text:p>
          </table:table-cell>
          <table:table-cell table:style-name="ce7" office:value-type="string" calcext:value-type="string">
            <text:p>type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9.044" calcext:value-type="float">
            <text:p>9.0</text:p>
          </table:table-cell>
          <table:table-cell table:style-name="ce2" office:value-type="float" office:value="1192.026" calcext:value-type="float">
            <text:p>1192.0</text:p>
          </table:table-cell>
          <table:table-cell table:style-name="ce3" office:value-type="string" calcext:value-type="string">
            <text:p>Y, 15.25 %</text:p>
          </table:table-cell>
          <table:table-cell table:style-name="ce3" office:value-type="string" calcext:value-type="string">
            <text:p>n</text:p>
          </table:table-cell>
          <table:table-cell table:style-name="ce8" office:value-type="string" calcext:value-type="string">
            <text:p>R+*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690.075" calcext:value-type="float">
            <text:p>690.1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R+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6.329" calcext:value-type="float">
            <text:p>6.3</text:p>
          </table:table-cell>
          <table:table-cell table:style-name="ce2" office:value-type="float" office:value="1349.351" calcext:value-type="float">
            <text:p>1349.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8" office:value-type="string" calcext:value-type="string">
            <text:p>R+*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2834.999" calcext:value-type="float">
            <text:p>2835.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R+</text:p>
          </table:table-cell>
          <table:table-cell table:style-name="ce3"/>
          <table:table-cell table:style-name="ce10" office:value-type="string" calcext:value-type="string">
            <text:p>If invalid in one green, then invalid in all gree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8.503" calcext:value-type="float">
            <text:p>8.5</text:p>
          </table:table-cell>
          <table:table-cell table:style-name="ce4" office:value-type="string" calcext:value-type="string">
            <text:p>Y, 71 %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R+</text:p>
          </table:table-cell>
          <table:table-cell table:style-name="ce3"/>
          <table:table-cell table:style-name="ce11" office:value-type="string" calcext:value-type="string">
            <text:p>if invalid in one yellow, all green and yellow invalid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3.602" calcext:value-type="float">
            <text:p>13.6</text:p>
          </table:table-cell>
          <table:table-cell table:style-name="ce2" office:value-type="float" office:value="4974.979" calcext:value-type="float">
            <text:p>4975.0</text:p>
          </table:table-cell>
          <table:table-cell table:style-name="ce4" office:value-type="string" calcext:value-type="string">
            <text:p>Y, 71 %</text:p>
          </table:table-cell>
          <table:table-cell table:style-name="ce3" office:value-type="string" calcext:value-type="string">
            <text:p>n</text:p>
          </table:table-cell>
          <table:table-cell table:style-name="ce8" office:value-type="string" calcext:value-type="string">
            <text:p>R+*</text:p>
          </table:table-cell>
          <table:table-cell table:style-name="ce3"/>
          <table:table-cell table:style-name="ce12" office:value-type="string" calcext:value-type="string">
            <text:p>mapping from 22 to 29: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-18.066" calcext:value-type="float">
            <text:p>-18.1</text:p>
          </table:table-cell>
          <table:table-cell table:style-name="ce2" office:value-type="float" office:value="16.69" calcext:value-type="float">
            <text:p>16.7</text:p>
          </table:table-cell>
          <table:table-cell table:style-name="ce4" office:value-type="string" calcext:value-type="string">
            <text:p>Y, 71 %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|x|&lt;18.1</text:p>
          </table:table-cell>
          <table:table-cell table:style-name="ce3"/>
          <table:table-cell table:style-name="ce6" office:value-type="string" calcext:value-type="string">
            <text:p>0 -&gt; 0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0.208" calcext:value-type="float">
            <text:p>0.2</text:p>
          </table:table-cell>
          <table:table-cell table:style-name="ce2" office:value-type="float" office:value="5.684" calcext:value-type="float">
            <text:p>5.7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8" office:value-type="string" calcext:value-type="string">
            <text:p>R+*</text:p>
          </table:table-cell>
          <table:table-cell table:style-name="ce3"/>
          <table:table-cell table:style-name="ce6" office:value-type="string" calcext:value-type="string">
            <text:p>1 -&gt; [30;743.2]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2834.999" calcext:value-type="float">
            <text:p>2835.0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R+</text:p>
          </table:table-cell>
          <table:table-cell table:style-name="ce3"/>
          <table:table-cell table:style-name="ce6" office:value-type="string" calcext:value-type="string">
            <text:p>2 -&gt; [60.2;1173.6]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46.104" calcext:value-type="float">
            <text:p>46.1</text:p>
          </table:table-cell>
          <table:table-cell table:style-name="ce2" office:value-type="float" office:value="1852.462" calcext:value-type="float">
            <text:p>1852.5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8" office:value-type="string" calcext:value-type="string">
            <text:p>R+*</text:p>
          </table:table-cell>
          <table:table-cell table:style-name="ce3"/>
          <table:table-cell table:style-name="ce6" office:value-type="string" calcext:value-type="string">
            <text:p>3 -&gt; [92.8;1633.4] 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0.047" calcext:value-type="float">
            <text:p>0.0</text:p>
          </table:table-cell>
          <table:table-cell table:style-name="ce2" office:value-type="float" office:value="19.773" calcext:value-type="float">
            <text:p>19.8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8" office:value-type="string" calcext:value-type="string">
            <text:p>R+*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-1.414" calcext:value-type="float">
            <text:p>-1.4</text:p>
          </table:table-cell>
          <table:table-cell table:style-name="ce2" office:value-type="float" office:value="1.414" calcext:value-type="float">
            <text:p>1.4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|x|&lt;1.42</text:p>
          </table:table-cell>
          <table:table-cell table:style-name="ce3" office:value-type="string" calcext:value-type="string">
            <text:p>lots of extremum values</text:p>
          </table:table-cell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" calcext:value-type="float">
            <text:p>1.0</text:p>
          </table:table-cell>
          <table:table-cell table:style-name="ce4" office:value-type="string" calcext:value-type="string">
            <text:p>Y, 71 %</text:p>
          </table:table-cell>
          <table:table-cell table:style-name="ce3" office:value-type="string" calcext:value-type="string">
            <text:p>Y, 6.3 %</text:p>
          </table:table-cell>
          <table:table-cell table:style-name="ce8" office:value-type="string" calcext:value-type="string">
            <text:p>[0,1]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764.408" calcext:value-type="float">
            <text:p>764.4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8" office:value-type="string" calcext:value-type="string">
            <text:p>R+*</text:p>
          </table:table-cell>
          <table:table-cell table:style-name="ce3"/>
          <table:table-cell table:style-name="ce1" office:value-type="string" calcext:value-type="string">
            <text:p>checks done :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" office:value-type="float" office:value="-2.499" calcext:value-type="float">
            <text:p>-2.5</text:p>
          </table:table-cell>
          <table:table-cell table:style-name="ce2" office:value-type="float" office:value="2.497" calcext:value-type="float">
            <text:p>2.5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8" office:value-type="string" calcext:value-type="string">
            <text:p>|x|&lt;2.50</text:p>
          </table:table-cell>
          <table:table-cell table:style-name="ce3"/>
          <table:table-cell office:value-type="string" calcext:value-type="string">
            <text:p>invalid values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-3.142" calcext:value-type="float">
            <text:p>-3.1</text:p>
          </table:table-cell>
          <table:table-cell table:style-name="ce2" office:value-type="float" office:value="3.142" calcext:value-type="float">
            <text:p>3.1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[-pi,pi]</text:p>
          </table:table-cell>
          <table:table-cell table:style-name="ce3"/>
          <table:table-cell office:value-type="string" calcext:value-type="string">
            <text:p>zero values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26" calcext:value-type="float">
            <text:p>26.0</text:p>
          </table:table-cell>
          <table:table-cell table:style-name="ce2" office:value-type="float" office:value="560.271" calcext:value-type="float">
            <text:p>560.3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8" office:value-type="string" calcext:value-type="string">
            <text:p>R+*</text:p>
          </table:table-cell>
          <table:table-cell table:style-name="ce3"/>
          <table:table-cell office:value-type="string" calcext:value-type="string">
            <text:p>Most-common values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-2.505" calcext:value-type="float">
            <text:p>-2.5</text:p>
          </table:table-cell>
          <table:table-cell table:style-name="ce2" office:value-type="float" office:value="2.503" calcext:value-type="float">
            <text:p>2.5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|x|&lt;2.50</text:p>
          </table:table-cell>
          <table:table-cell table:style-name="ce3"/>
          <table:table-cell office:value-type="string" calcext:value-type="string">
            <text:p>distributions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-3.142" calcext:value-type="float">
            <text:p>-3.1</text:p>
          </table:table-cell>
          <table:table-cell table:style-name="ce2" office:value-type="float" office:value="3.142" calcext:value-type="float">
            <text:p>3.1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[-pi,pi]</text:p>
          </table:table-cell>
          <table:table-cell table:style-name="ce3"/>
          <table:table-cell office:value-type="string" calcext:value-type="string">
            <text:p>integer counts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0.109" calcext:value-type="float">
            <text:p>0.1</text:p>
          </table:table-cell>
          <table:table-cell table:style-name="ce2" office:value-type="float" office:value="2842.617" calcext:value-type="float">
            <text:p>2842.6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8" office:value-type="string" calcext:value-type="string">
            <text:p>R+*</text:p>
          </table:table-cell>
          <table:table-cell table:style-name="ce3"/>
          <table:table-cell office:value-type="string" calcext:value-type="string">
            <text:p>ranges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-3.142" calcext:value-type="float">
            <text:p>-3.1</text:p>
          </table:table-cell>
          <table:table-cell table:style-name="ce2" office:value-type="float" office:value="3.142" calcext:value-type="float">
            <text:p>3.1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[-pi,pi]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2" office:value-type="float" office:value="13.678" calcext:value-type="float">
            <text:p>13.7</text:p>
          </table:table-cell>
          <table:table-cell table:style-name="ce2" office:value-type="float" office:value="2003.976" calcext:value-type="float">
            <text:p>2004.0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8" office:value-type="string" calcext:value-type="string">
            <text:p>R+*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string" calcext:value-type="string">
            <text:p>n</text:p>
          </table:table-cell>
          <table:table-cell table:style-name="ce6" office:value-type="string" calcext:value-type="string">
            <text:p>Y, 40 %</text:p>
          </table:table-cell>
          <table:table-cell table:style-name="ce8" office:value-type="string" calcext:value-type="string">
            <text:p>{0,1,2,3}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2" office:value-type="float" office:value="30" calcext:value-type="float">
            <text:p>30.0</text:p>
          </table:table-cell>
          <table:table-cell table:style-name="ce2" office:value-type="float" office:value="1120.573" calcext:value-type="float">
            <text:p>1120.6</text:p>
          </table:table-cell>
          <table:table-cell table:style-name="ce5" office:value-type="string" calcext:value-type="string">
            <text:p>Y, 40 %</text:p>
          </table:table-cell>
          <table:table-cell table:style-name="ce3" office:value-type="string" calcext:value-type="string">
            <text:p>n</text:p>
          </table:table-cell>
          <table:table-cell table:style-name="ce8" office:value-type="string" calcext:value-type="string">
            <text:p>R+*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2" office:value-type="float" office:value="-4.499" calcext:value-type="float">
            <text:p>-4.5</text:p>
          </table:table-cell>
          <table:table-cell table:style-name="ce2" office:value-type="float" office:value="4.499" calcext:value-type="float">
            <text:p>4.5</text:p>
          </table:table-cell>
          <table:table-cell table:style-name="ce5" office:value-type="string" calcext:value-type="string">
            <text:p>Y, 40 %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|x|&lt;4.5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" office:value-type="float" office:value="-3.142" calcext:value-type="float">
            <text:p>-3.1</text:p>
          </table:table-cell>
          <table:table-cell table:style-name="ce2" office:value-type="float" office:value="3.141" calcext:value-type="float">
            <text:p>3.1</text:p>
          </table:table-cell>
          <table:table-cell table:style-name="ce5" office:value-type="string" calcext:value-type="string">
            <text:p>Y, 40 %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[-pi,pi]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2" office:value-type="float" office:value="30" calcext:value-type="float">
            <text:p>30.0</text:p>
          </table:table-cell>
          <table:table-cell table:style-name="ce2" office:value-type="float" office:value="721.456" calcext:value-type="float">
            <text:p>721.5</text:p>
          </table:table-cell>
          <table:table-cell table:style-name="ce4" office:value-type="string" calcext:value-type="string">
            <text:p>Y, 71 %</text:p>
          </table:table-cell>
          <table:table-cell table:style-name="ce3" office:value-type="string" calcext:value-type="string">
            <text:p>n</text:p>
          </table:table-cell>
          <table:table-cell table:style-name="ce8" office:value-type="string" calcext:value-type="string">
            <text:p>R+*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2" office:value-type="float" office:value="-4.5" calcext:value-type="float">
            <text:p>-4.5</text:p>
          </table:table-cell>
          <table:table-cell table:style-name="ce2" office:value-type="float" office:value="4.5" calcext:value-type="float">
            <text:p>4.5</text:p>
          </table:table-cell>
          <table:table-cell table:style-name="ce4" office:value-type="string" calcext:value-type="string">
            <text:p>Y, 71 %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|x|&lt;4.5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2" office:value-type="float" office:value="-3.142" calcext:value-type="float">
            <text:p>-3.1</text:p>
          </table:table-cell>
          <table:table-cell table:style-name="ce2" office:value-type="float" office:value="3.142" calcext:value-type="float">
            <text:p>3.1</text:p>
          </table:table-cell>
          <table:table-cell table:style-name="ce4" office:value-type="string" calcext:value-type="string">
            <text:p>Y, 71 %</text:p>
          </table:table-cell>
          <table:table-cell table:style-name="ce3" office:value-type="string" calcext:value-type="string">
            <text:p>y, few</text:p>
          </table:table-cell>
          <table:table-cell table:style-name="ce8" office:value-type="string" calcext:value-type="string">
            <text:p>[-pi,pi]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633.433" calcext:value-type="float">
            <text:p>1633.4</text:p>
          </table:table-cell>
          <table:table-cell table:style-name="ce3" office:value-type="string" calcext:value-type="string">
            <text:p>n</text:p>
          </table:table-cell>
          <table:table-cell table:style-name="ce6" office:value-type="string" calcext:value-type="string">
            <text:p>Y, 40 %</text:p>
          </table:table-cell>
          <table:table-cell table:style-name="ce8" office:value-type="string" calcext:value-type="string">
            <text:p>R+</text:p>
          </table:table-cell>
          <table:table-cell table:style-name="ce3"/>
          <table:table-cell table:number-columns-repeated="2"/>
          <table:table-cell table:style-name="ce3"/>
          <table:table-cell table:number-columns-repeated="1012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rrelation Coefficient" table:style-name="ta1">
        <table:table-column table:style-name="co1" table:default-cell-style-name="ce14"/>
        <table:table-column table:style-name="co1" table:number-columns-repeated="30" table:default-cell-style-name="ce15"/>
        <table:table-row table:style-name="ro1">
          <table:table-cell table:style-name="ce1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455755" calcext:value-type="float">
            <text:p>-0.455755</text:p>
          </table:table-cell>
          <table:table-cell office:value-type="float" office:value="0.168548" calcext:value-type="float">
            <text:p>0.168548</text:p>
          </table:table-cell>
          <table:table-cell office:value-type="float" office:value="0.198765" calcext:value-type="float">
            <text:p>0.198765</text:p>
          </table:table-cell>
          <table:table-cell office:value-type="float" office:value="0.162661" calcext:value-type="float">
            <text:p>0.162661</text:p>
          </table:table-cell>
          <table:table-cell office:value-type="float" office:value="0.160524" calcext:value-type="float">
            <text:p>0.160524</text:p>
          </table:table-cell>
          <table:table-cell office:value-type="float" office:value="0.162521" calcext:value-type="float">
            <text:p>0.162521</text:p>
          </table:table-cell>
          <table:table-cell office:value-type="float" office:value="0.228105" calcext:value-type="float">
            <text:p>0.228105</text:p>
          </table:table-cell>
          <table:table-cell office:value-type="float" office:value="0.045826" calcext:value-type="float">
            <text:p>0.045826</text:p>
          </table:table-cell>
          <table:table-cell office:value-type="float" office:value="0.201464" calcext:value-type="float">
            <text:p>0.201464</text:p>
          </table:table-cell>
          <table:table-cell office:value-type="float" office:value="-0.017073" calcext:value-type="float">
            <text:p>-0.017073</text:p>
          </table:table-cell>
          <table:table-cell office:value-type="float" office:value="0.358963" calcext:value-type="float">
            <text:p>0.358963</text:p>
          </table:table-cell>
          <table:table-cell office:value-type="float" office:value="0.162623" calcext:value-type="float">
            <text:p>0.162623</text:p>
          </table:table-cell>
          <table:table-cell office:value-type="float" office:value="0.131495" calcext:value-type="float">
            <text:p>0.131495</text:p>
          </table:table-cell>
          <table:table-cell office:value-type="float" office:value="0.002579" calcext:value-type="float">
            <text:p>0.002579</text:p>
          </table:table-cell>
          <table:table-cell office:value-type="float" office:value="-0.006177" calcext:value-type="float">
            <text:p>-0.006177</text:p>
          </table:table-cell>
          <table:table-cell office:value-type="float" office:value="0.099445" calcext:value-type="float">
            <text:p>0.099445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-0.000744" calcext:value-type="float">
            <text:p>-0.000744</text:p>
          </table:table-cell>
          <table:table-cell office:value-type="float" office:value="-0.233724" calcext:value-type="float">
            <text:p>-0.233724</text:p>
          </table:table-cell>
          <table:table-cell office:value-type="float" office:value="0.007411" calcext:value-type="float">
            <text:p>0.007411</text:p>
          </table:table-cell>
          <table:table-cell office:value-type="float" office:value="0.221984" calcext:value-type="float">
            <text:p>0.221984</text:p>
          </table:table-cell>
          <table:table-cell office:value-type="float" office:value="0.221078" calcext:value-type="float">
            <text:p>0.221078</text:p>
          </table:table-cell>
          <table:table-cell office:value-type="float" office:value="0.250158" calcext:value-type="float">
            <text:p>0.250158</text:p>
          </table:table-cell>
          <table:table-cell office:value-type="float" office:value="0.247083" calcext:value-type="float">
            <text:p>0.247083</text:p>
          </table:table-cell>
          <table:table-cell office:value-type="float" office:value="0.247078" calcext:value-type="float">
            <text:p>0.247078</text:p>
          </table:table-cell>
          <table:table-cell office:value-type="float" office:value="0.162836" calcext:value-type="float">
            <text:p>0.162836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0.162609" calcext:value-type="float">
            <text:p>0.162609</text:p>
          </table:table-cell>
          <table:table-cell office:value-type="float" office:value="0.185372" calcext:value-type="float">
            <text:p>0.185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55755" calcext:value-type="float">
            <text:p>-0.455755</text:p>
          </table:table-cell>
          <table:table-cell office:value-type="float" office:value="1" calcext:value-type="float">
            <text:p>1</text:p>
          </table:table-cell>
          <table:table-cell office:value-type="float" office:value="0.190109" calcext:value-type="float">
            <text:p>0.190109</text:p>
          </table:table-cell>
          <table:table-cell office:value-type="float" office:value="-0.249116" calcext:value-type="float">
            <text:p>-0.249116</text:p>
          </table:table-cell>
          <table:table-cell office:value-type="float" office:value="-0.176386" calcext:value-type="float">
            <text:p>-0.176386</text:p>
          </table:table-cell>
          <table:table-cell office:value-type="float" office:value="-0.190392" calcext:value-type="float">
            <text:p>-0.190392</text:p>
          </table:table-cell>
          <table:table-cell office:value-type="float" office:value="-0.175942" calcext:value-type="float">
            <text:p>-0.175942</text:p>
          </table:table-cell>
          <table:table-cell office:value-type="float" office:value="0.043251" calcext:value-type="float">
            <text:p>0.043251</text:p>
          </table:table-cell>
          <table:table-cell office:value-type="float" office:value="0.017758" calcext:value-type="float">
            <text:p>0.017758</text:p>
          </table:table-cell>
          <table:table-cell office:value-type="float" office:value="-0.146837" calcext:value-type="float">
            <text:p>-0.146837</text:p>
          </table:table-cell>
          <table:table-cell office:value-type="float" office:value="0.349504" calcext:value-type="float">
            <text:p>0.349504</text:p>
          </table:table-cell>
          <table:table-cell office:value-type="float" office:value="-0.419757" calcext:value-type="float">
            <text:p>-0.419757</text:p>
          </table:table-cell>
          <table:table-cell office:value-type="float" office:value="-0.176262" calcext:value-type="float">
            <text:p>-0.176262</text:p>
          </table:table-cell>
          <table:table-cell office:value-type="float" office:value="-0.145464" calcext:value-type="float">
            <text:p>-0.145464</text:p>
          </table:table-cell>
          <table:table-cell office:value-type="float" office:value="-0.002109" calcext:value-type="float">
            <text:p>-0.002109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310648" calcext:value-type="float">
            <text:p>0.310648</text:p>
          </table:table-cell>
          <table:table-cell office:value-type="float" office:value="-0.006777" calcext:value-type="float">
            <text:p>-0.006777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183716" calcext:value-type="float">
            <text:p>0.183716</text:p>
          </table:table-cell>
          <table:table-cell office:value-type="float" office:value="-0.015925" calcext:value-type="float">
            <text:p>-0.015925</text:p>
          </table:table-cell>
          <table:table-cell office:value-type="float" office:value="-0.167811" calcext:value-type="float">
            <text:p>-0.167811</text:p>
          </table:table-cell>
          <table:table-cell office:value-type="float" office:value="-0.210537" calcext:value-type="float">
            <text:p>-0.210537</text:p>
          </table:table-cell>
          <table:table-cell office:value-type="float" office:value="-0.229674" calcext:value-type="float">
            <text:p>-0.229674</text:p>
          </table:table-cell>
          <table:table-cell office:value-type="float" office:value="-0.22037" calcext:value-type="float">
            <text:p>-0.22037</text:p>
          </table:table-cell>
          <table:table-cell office:value-type="float" office:value="-0.220355" calcext:value-type="float">
            <text:p>-0.220355</text:p>
          </table:table-cell>
          <table:table-cell office:value-type="float" office:value="-0.176837" calcext:value-type="float">
            <text:p>-0.176837</text:p>
          </table:table-cell>
          <table:table-cell office:value-type="float" office:value="-0.176231" calcext:value-type="float">
            <text:p>-0.176231</text:p>
          </table:table-cell>
          <table:table-cell office:value-type="float" office:value="-0.176225" calcext:value-type="float">
            <text:p>-0.176225</text:p>
          </table:table-cell>
          <table:table-cell office:value-type="float" office:value="-0.210009" calcext:value-type="float">
            <text:p>-0.210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8548" calcext:value-type="float">
            <text:p>0.168548</text:p>
          </table:table-cell>
          <table:table-cell office:value-type="float" office:value="0.190109" calcext:value-type="float">
            <text:p>0.190109</text:p>
          </table:table-cell>
          <table:table-cell office:value-type="float" office:value="1" calcext:value-type="float">
            <text:p>1</text:p>
          </table:table-cell>
          <table:table-cell office:value-type="float" office:value="-0.062562" calcext:value-type="float">
            <text:p>-0.062562</text:p>
          </table:table-cell>
          <table:table-cell office:value-type="float" office:value="-0.032251" calcext:value-type="float">
            <text:p>-0.032251</text:p>
          </table:table-cell>
          <table:table-cell office:value-type="float" office:value="-0.04062" calcext:value-type="float">
            <text:p>-0.04062</text:p>
          </table:table-cell>
          <table:table-cell office:value-type="float" office:value="-0.032126" calcext:value-type="float">
            <text:p>-0.032126</text:p>
          </table:table-cell>
          <table:table-cell office:value-type="float" office:value="0.579712" calcext:value-type="float">
            <text:p>0.579712</text:p>
          </table:table-cell>
          <table:table-cell office:value-type="float" office:value="-0.000702" calcext:value-type="float">
            <text:p>-0.000702</text:p>
          </table:table-cell>
          <table:table-cell office:value-type="float" office:value="0.088685" calcext:value-type="float">
            <text:p>0.088685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-0.090846" calcext:value-type="float">
            <text:p>-0.090846</text:p>
          </table:table-cell>
          <table:table-cell office:value-type="float" office:value="-0.03222" calcext:value-type="float">
            <text:p>-0.03222</text:p>
          </table:table-cell>
          <table:table-cell office:value-type="float" office:value="0.290011" calcext:value-type="float">
            <text:p>0.290011</text:p>
          </table:table-cell>
          <table:table-cell office:value-type="float" office:value="0.002127" calcext:value-type="float">
            <text:p>0.002127</text:p>
          </table:table-cell>
          <table:table-cell office:value-type="float" office:value="-0.003624" calcext:value-type="float">
            <text:p>-0.003624</text:p>
          </table:table-cell>
          <table:table-cell office:value-type="float" office:value="0.405482" calcext:value-type="float">
            <text:p>0.405482</text:p>
          </table:table-cell>
          <table:table-cell office:value-type="float" office:value="0.002196" calcext:value-type="float">
            <text:p>0.002196</text:p>
          </table:table-cell>
          <table:table-cell office:value-type="float" office:value="-0.002018" calcext:value-type="float">
            <text:p>-0.002018</text:p>
          </table:table-cell>
          <table:table-cell office:value-type="float" office:value="-0.08733" calcext:value-type="float">
            <text:p>-0.08733</text:p>
          </table:table-cell>
          <table:table-cell office:value-type="float" office:value="-0.001467" calcext:value-type="float">
            <text:p>-0.001467</text:p>
          </table:table-cell>
          <table:table-cell office:value-type="float" office:value="0.0533" calcext:value-type="float">
            <text:p>0.0533</text:p>
          </table:table-cell>
          <table:table-cell office:value-type="float" office:value="-0.02686" calcext:value-type="float">
            <text:p>-0.02686</text:p>
          </table:table-cell>
          <table:table-cell office:value-type="float" office:value="-0.019151" calcext:value-type="float">
            <text:p>-0.019151</text:p>
          </table:table-cell>
          <table:table-cell office:value-type="float" office:value="-0.013749" calcext:value-type="float">
            <text:p>-0.013749</text:p>
          </table:table-cell>
          <table:table-cell office:value-type="float" office:value="-0.013742" calcext:value-type="float">
            <text:p>-0.013742</text:p>
          </table:table-cell>
          <table:table-cell office:value-type="float" office:value="-0.033188" calcext:value-type="float">
            <text:p>-0.033188</text:p>
          </table:table-cell>
          <table:table-cell office:value-type="float" office:value="-0.032202" calcext:value-type="float">
            <text:p>-0.032202</text:p>
          </table:table-cell>
          <table:table-cell office:value-type="float" office:value="-0.032206" calcext:value-type="float">
            <text:p>-0.032206</text:p>
          </table:table-cell>
          <table:table-cell office:value-type="float" office:value="-0.052902" calcext:value-type="float">
            <text:p>-0.0529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8765" calcext:value-type="float">
            <text:p>0.198765</text:p>
          </table:table-cell>
          <table:table-cell office:value-type="float" office:value="-0.249116" calcext:value-type="float">
            <text:p>-0.249116</text:p>
          </table:table-cell>
          <table:table-cell office:value-type="float" office:value="-0.062562" calcext:value-type="float">
            <text:p>-0.062562</text:p>
          </table:table-cell>
          <table:table-cell office:value-type="float" office:value="1" calcext:value-type="float">
            <text:p>1</text:p>
          </table:table-cell>
          <table:table-cell office:value-type="float" office:value="0.523664" calcext:value-type="float">
            <text:p>0.523664</text:p>
          </table:table-cell>
          <table:table-cell office:value-type="float" office:value="0.534531" calcext:value-type="float">
            <text:p>0.534531</text:p>
          </table:table-cell>
          <table:table-cell office:value-type="float" office:value="0.523639" calcext:value-type="float">
            <text:p>0.523639</text:p>
          </table:table-cell>
          <table:table-cell office:value-type="float" office:value="-0.539379" calcext:value-type="float">
            <text:p>-0.539379</text:p>
          </table:table-cell>
          <table:table-cell office:value-type="float" office:value="0.310501" calcext:value-type="float">
            <text:p>0.310501</text:p>
          </table:table-cell>
          <table:table-cell office:value-type="float" office:value="0.832733" calcext:value-type="float">
            <text:p>0.832733</text:p>
          </table:table-cell>
          <table:table-cell office:value-type="float" office:value="0.089187" calcext:value-type="float">
            <text:p>0.089187</text:p>
          </table:table-cell>
          <table:table-cell office:value-type="float" office:value="0.539356" calcext:value-type="float">
            <text:p>0.539356</text:p>
          </table:table-cell>
          <table:table-cell office:value-type="float" office:value="0.52372" calcext:value-type="float">
            <text:p>0.52372</text:p>
          </table:table-cell>
          <table:table-cell office:value-type="float" office:value="0.407421" calcext:value-type="float">
            <text:p>0.407421</text:p>
          </table:table-cell>
          <table:table-cell office:value-type="float" office:value="0.001665" calcext:value-type="float">
            <text:p>0.001665</text:p>
          </table:table-cell>
          <table:table-cell office:value-type="float" office:value="0.005248" calcext:value-type="float">
            <text:p>0.005248</text:p>
          </table:table-cell>
          <table:table-cell office:value-type="float" office:value="0.360939" calcext:value-type="float">
            <text:p>0.360939</text:p>
          </table:table-cell>
          <table:table-cell office:value-type="float" office:value="0.008354" calcext:value-type="float">
            <text:p>0.008354</text:p>
          </table:table-cell>
          <table:table-cell office:value-type="float" office:value="-0.002923" calcext:value-type="float">
            <text:p>-0.002923</text:p>
          </table:table-cell>
          <table:table-cell office:value-type="float" office:value="0.679585" calcext:value-type="float">
            <text:p>0.679585</text:p>
          </table:table-cell>
          <table:table-cell office:value-type="float" office:value="0.008585" calcext:value-type="float">
            <text:p>0.008585</text:p>
          </table:table-cell>
          <table:table-cell office:value-type="float" office:value="0.782547" calcext:value-type="float">
            <text:p>0.782547</text:p>
          </table:table-cell>
          <table:table-cell office:value-type="float" office:value="0.623401" calcext:value-type="float">
            <text:p>0.623401</text:p>
          </table:table-cell>
          <table:table-cell office:value-type="float" office:value="0.621599" calcext:value-type="float">
            <text:p>0.621599</text:p>
          </table:table-cell>
          <table:table-cell office:value-type="float" office:value="0.564898" calcext:value-type="float">
            <text:p>0.564898</text:p>
          </table:table-cell>
          <table:table-cell office:value-type="float" office:value="0.564894" calcext:value-type="float">
            <text:p>0.564894</text:p>
          </table:table-cell>
          <table:table-cell office:value-type="float" office:value="0.531647" calcext:value-type="float">
            <text:p>0.531647</text:p>
          </table:table-cell>
          <table:table-cell office:value-type="float" office:value="0.523714" calcext:value-type="float">
            <text:p>0.523714</text:p>
          </table:table-cell>
          <table:table-cell office:value-type="float" office:value="0.523703" calcext:value-type="float">
            <text:p>0.523703</text:p>
          </table:table-cell>
          <table:table-cell office:value-type="float" office:value="0.808616" calcext:value-type="float">
            <text:p>0.8086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2661" calcext:value-type="float">
            <text:p>0.162661</text:p>
          </table:table-cell>
          <table:table-cell office:value-type="float" office:value="-0.176386" calcext:value-type="float">
            <text:p>-0.176386</text:p>
          </table:table-cell>
          <table:table-cell office:value-type="float" office:value="-0.032251" calcext:value-type="float">
            <text:p>-0.032251</text:p>
          </table:table-cell>
          <table:table-cell office:value-type="float" office:value="0.523664" calcext:value-type="float">
            <text:p>0.523664</text:p>
          </table:table-cell>
          <table:table-cell office:value-type="float" office:value="1" calcext:value-type="float">
            <text:p>1</text:p>
          </table:table-cell>
          <table:table-cell office:value-type="float" office:value="0.946045" calcext:value-type="float">
            <text:p>0.946045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-0.299076" calcext:value-type="float">
            <text:p>-0.299076</text:p>
          </table:table-cell>
          <table:table-cell office:value-type="float" office:value="0.270878" calcext:value-type="float">
            <text:p>0.270878</text:p>
          </table:table-cell>
          <table:table-cell office:value-type="float" office:value="0.671996" calcext:value-type="float">
            <text:p>0.671996</text:p>
          </table:table-cell>
          <table:table-cell office:value-type="float" office:value="0.041307" calcext:value-type="float">
            <text:p>0.041307</text:p>
          </table:table-cell>
          <table:table-cell office:value-type="float" office:value="0.368492" calcext:value-type="float">
            <text:p>0.368492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188086" calcext:value-type="float">
            <text:p>0.188086</text:p>
          </table:table-cell>
          <table:table-cell office:value-type="float" office:value="0.004866" calcext:value-type="float">
            <text:p>0.004866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168039" calcext:value-type="float">
            <text:p>0.168039</text:p>
          </table:table-cell>
          <table:table-cell office:value-type="float" office:value="0.008678" calcext:value-type="float">
            <text:p>0.008678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305561" calcext:value-type="float">
            <text:p>0.305561</text:p>
          </table:table-cell>
          <table:table-cell office:value-type="float" office:value="0.005245" calcext:value-type="float">
            <text:p>0.005245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867521" calcext:value-type="float">
            <text:p>0.867521</text:p>
          </table:table-cell>
          <table:table-cell office:value-type="float" office:value="0.545027" calcext:value-type="float">
            <text:p>0.545027</text:p>
          </table:table-cell>
          <table:table-cell office:value-type="float" office:value="0.521657" calcext:value-type="float">
            <text:p>0.521657</text:p>
          </table:table-cell>
          <table:table-cell office:value-type="float" office:value="0.521664" calcext:value-type="float">
            <text:p>0.521664</text:p>
          </table:table-cell>
          <table:table-cell office:value-type="float" office:value="0.999346" calcext:value-type="float">
            <text:p>0.999346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712446" calcext:value-type="float">
            <text:p>0.7124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0524" calcext:value-type="float">
            <text:p>0.160524</text:p>
          </table:table-cell>
          <table:table-cell office:value-type="float" office:value="-0.190392" calcext:value-type="float">
            <text:p>-0.190392</text:p>
          </table:table-cell>
          <table:table-cell office:value-type="float" office:value="-0.04062" calcext:value-type="float">
            <text:p>-0.04062</text:p>
          </table:table-cell>
          <table:table-cell office:value-type="float" office:value="0.534531" calcext:value-type="float">
            <text:p>0.534531</text:p>
          </table:table-cell>
          <table:table-cell office:value-type="float" office:value="0.946045" calcext:value-type="float">
            <text:p>0.946045</text:p>
          </table:table-cell>
          <table:table-cell office:value-type="float" office:value="1" calcext:value-type="float">
            <text:p>1</text:p>
          </table:table-cell>
          <table:table-cell office:value-type="float" office:value="0.944443" calcext:value-type="float">
            <text:p>0.944443</text:p>
          </table:table-cell>
          <table:table-cell office:value-type="float" office:value="-0.303751" calcext:value-type="float">
            <text:p>-0.303751</text:p>
          </table:table-cell>
          <table:table-cell office:value-type="float" office:value="0.247771" calcext:value-type="float">
            <text:p>0.247771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027674" calcext:value-type="float">
            <text:p>0.027674</text:p>
          </table:table-cell>
          <table:table-cell office:value-type="float" office:value="0.369803" calcext:value-type="float">
            <text:p>0.369803</text:p>
          </table:table-cell>
          <table:table-cell office:value-type="float" office:value="0.945584" calcext:value-type="float">
            <text:p>0.945584</text:p>
          </table:table-cell>
          <table:table-cell office:value-type="float" office:value="0.204106" calcext:value-type="float">
            <text:p>0.204106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321" calcext:value-type="float">
            <text:p>0.003321</text:p>
          </table:table-cell>
          <table:table-cell office:value-type="float" office:value="0.164026" calcext:value-type="float">
            <text:p>0.164026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-0.000596" calcext:value-type="float">
            <text:p>-0.000596</text:p>
          </table:table-cell>
          <table:table-cell office:value-type="float" office:value="0.318497" calcext:value-type="float">
            <text:p>0.318497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0.617057" calcext:value-type="float">
            <text:p>0.617057</text:p>
          </table:table-cell>
          <table:table-cell office:value-type="float" office:value="0.814191" calcext:value-type="float">
            <text:p>0.814191</text:p>
          </table:table-cell>
          <table:table-cell office:value-type="float" office:value="0.521645" calcext:value-type="float">
            <text:p>0.521645</text:p>
          </table:table-cell>
          <table:table-cell office:value-type="float" office:value="0.493233" calcext:value-type="float">
            <text:p>0.493233</text:p>
          </table:table-cell>
          <table:table-cell office:value-type="float" office:value="0.493241" calcext:value-type="float">
            <text:p>0.493241</text:p>
          </table:table-cell>
          <table:table-cell office:value-type="float" office:value="0.947652" calcext:value-type="float">
            <text:p>0.947652</text:p>
          </table:table-cell>
          <table:table-cell office:value-type="float" office:value="0.945505" calcext:value-type="float">
            <text:p>0.945505</text:p>
          </table:table-cell>
          <table:table-cell office:value-type="float" office:value="0.945507" calcext:value-type="float">
            <text:p>0.945507</text:p>
          </table:table-cell>
          <table:table-cell office:value-type="float" office:value="0.719962" calcext:value-type="float">
            <text:p>0.7199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62521" calcext:value-type="float">
            <text:p>0.162521</text:p>
          </table:table-cell>
          <table:table-cell office:value-type="float" office:value="-0.175942" calcext:value-type="float">
            <text:p>-0.175942</text:p>
          </table:table-cell>
          <table:table-cell office:value-type="float" office:value="-0.032126" calcext:value-type="float">
            <text:p>-0.032126</text:p>
          </table:table-cell>
          <table:table-cell office:value-type="float" office:value="0.523639" calcext:value-type="float">
            <text:p>0.523639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944443" calcext:value-type="float">
            <text:p>0.944443</text:p>
          </table:table-cell>
          <table:table-cell office:value-type="float" office:value="1" calcext:value-type="float">
            <text:p>1</text:p>
          </table:table-cell>
          <table:table-cell office:value-type="float" office:value="-0.299083" calcext:value-type="float">
            <text:p>-0.299083</text:p>
          </table:table-cell>
          <table:table-cell office:value-type="float" office:value="0.271435" calcext:value-type="float">
            <text:p>0.271435</text:p>
          </table:table-cell>
          <table:table-cell office:value-type="float" office:value="0.672158" calcext:value-type="float">
            <text:p>0.672158</text:p>
          </table:table-cell>
          <table:table-cell office:value-type="float" office:value="0.041614" calcext:value-type="float">
            <text:p>0.041614</text:p>
          </table:table-cell>
          <table:table-cell office:value-type="float" office:value="0.368177" calcext:value-type="float">
            <text:p>0.368177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187936" calcext:value-type="float">
            <text:p>0.187936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0.16827" calcext:value-type="float">
            <text:p>0.16827</text:p>
          </table:table-cell>
          <table:table-cell office:value-type="float" office:value="0.008692" calcext:value-type="float">
            <text:p>0.008692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305678" calcext:value-type="float">
            <text:p>0.305678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0.619388" calcext:value-type="float">
            <text:p>0.619388</text:p>
          </table:table-cell>
          <table:table-cell office:value-type="float" office:value="0.867741" calcext:value-type="float">
            <text:p>0.867741</text:p>
          </table:table-cell>
          <table:table-cell office:value-type="float" office:value="0.545022" calcext:value-type="float">
            <text:p>0.545022</text:p>
          </table:table-cell>
          <table:table-cell office:value-type="float" office:value="0.521653" calcext:value-type="float">
            <text:p>0.521653</text:p>
          </table:table-cell>
          <table:table-cell office:value-type="float" office:value="0.521661" calcext:value-type="float">
            <text:p>0.521661</text:p>
          </table:table-cell>
          <table:table-cell office:value-type="float" office:value="0.999347" calcext:value-type="float">
            <text:p>0.999347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71262" calcext:value-type="float">
            <text:p>0.712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8105" calcext:value-type="float">
            <text:p>0.228105</text:p>
          </table:table-cell>
          <table:table-cell office:value-type="float" office:value="0.043251" calcext:value-type="float">
            <text:p>0.043251</text:p>
          </table:table-cell>
          <table:table-cell office:value-type="float" office:value="0.579712" calcext:value-type="float">
            <text:p>0.579712</text:p>
          </table:table-cell>
          <table:table-cell office:value-type="float" office:value="-0.539379" calcext:value-type="float">
            <text:p>-0.539379</text:p>
          </table:table-cell>
          <table:table-cell office:value-type="float" office:value="-0.299076" calcext:value-type="float">
            <text:p>-0.299076</text:p>
          </table:table-cell>
          <table:table-cell office:value-type="float" office:value="-0.303751" calcext:value-type="float">
            <text:p>-0.303751</text:p>
          </table:table-cell>
          <table:table-cell office:value-type="float" office:value="-0.299083" calcext:value-type="float">
            <text:p>-0.299083</text:p>
          </table:table-cell>
          <table:table-cell office:value-type="float" office:value="1" calcext:value-type="float">
            <text:p>1</text:p>
          </table:table-cell>
          <table:table-cell office:value-type="float" office:value="-0.148081" calcext:value-type="float">
            <text:p>-0.148081</text:p>
          </table:table-cell>
          <table:table-cell office:value-type="float" office:value="-0.432603" calcext:value-type="float">
            <text:p>-0.432603</text:p>
          </table:table-cell>
          <table:table-cell office:value-type="float" office:value="0.047046" calcext:value-type="float">
            <text:p>0.047046</text:p>
          </table:table-cell>
          <table:table-cell office:value-type="float" office:value="-0.205441" calcext:value-type="float">
            <text:p>-0.205441</text:p>
          </table:table-cell>
          <table:table-cell office:value-type="float" office:value="-0.299115" calcext:value-type="float">
            <text:p>-0.299115</text:p>
          </table:table-cell>
          <table:table-cell office:value-type="float" office:value="-0.202035" calcext:value-type="float">
            <text:p>-0.202035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-0.011229" calcext:value-type="float">
            <text:p>-0.011229</text:p>
          </table:table-cell>
          <table:table-cell office:value-type="float" office:value="-0.069957" calcext:value-type="float">
            <text:p>-0.069957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-0.000776" calcext:value-type="float">
            <text:p>-0.000776</text:p>
          </table:table-cell>
          <table:table-cell office:value-type="float" office:value="-0.402345" calcext:value-type="float">
            <text:p>-0.402345</text:p>
          </table:table-cell>
          <table:table-cell office:value-type="float" office:value="-0.00157" calcext:value-type="float">
            <text:p>-0.00157</text:p>
          </table:table-cell>
          <table:table-cell office:value-type="float" office:value="-0.407002" calcext:value-type="float">
            <text:p>-0.407002</text:p>
          </table:table-cell>
          <table:table-cell office:value-type="float" office:value="-0.347904" calcext:value-type="float">
            <text:p>-0.347904</text:p>
          </table:table-cell>
          <table:table-cell office:value-type="float" office:value="-0.335851" calcext:value-type="float">
            <text:p>-0.335851</text:p>
          </table:table-cell>
          <table:table-cell office:value-type="float" office:value="-0.304161" calcext:value-type="float">
            <text:p>-0.304161</text:p>
          </table:table-cell>
          <table:table-cell office:value-type="float" office:value="-0.304145" calcext:value-type="float">
            <text:p>-0.304145</text:p>
          </table:table-cell>
          <table:table-cell office:value-type="float" office:value="-0.303416" calcext:value-type="float">
            <text:p>-0.303416</text:p>
          </table:table-cell>
          <table:table-cell office:value-type="float" office:value="-0.299107" calcext:value-type="float">
            <text:p>-0.299107</text:p>
          </table:table-cell>
          <table:table-cell office:value-type="float" office:value="-0.299101" calcext:value-type="float">
            <text:p>-0.299101</text:p>
          </table:table-cell>
          <table:table-cell office:value-type="float" office:value="-0.448737" calcext:value-type="float">
            <text:p>-0.4487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5826" calcext:value-type="float">
            <text:p>0.045826</text:p>
          </table:table-cell>
          <table:table-cell office:value-type="float" office:value="0.017758" calcext:value-type="float">
            <text:p>0.017758</text:p>
          </table:table-cell>
          <table:table-cell office:value-type="float" office:value="-0.000702" calcext:value-type="float">
            <text:p>-0.000702</text:p>
          </table:table-cell>
          <table:table-cell office:value-type="float" office:value="0.310501" calcext:value-type="float">
            <text:p>0.310501</text:p>
          </table:table-cell>
          <table:table-cell office:value-type="float" office:value="0.270878" calcext:value-type="float">
            <text:p>0.270878</text:p>
          </table:table-cell>
          <table:table-cell office:value-type="float" office:value="0.247771" calcext:value-type="float">
            <text:p>0.247771</text:p>
          </table:table-cell>
          <table:table-cell office:value-type="float" office:value="0.271435" calcext:value-type="float">
            <text:p>0.271435</text:p>
          </table:table-cell>
          <table:table-cell office:value-type="float" office:value="-0.148081" calcext:value-type="float">
            <text:p>-0.148081</text:p>
          </table:table-cell>
          <table:table-cell office:value-type="float" office:value="1" calcext:value-type="float">
            <text:p>1</text:p>
          </table:table-cell>
          <table:table-cell office:value-type="float" office:value="0.38116" calcext:value-type="float">
            <text:p>0.38116</text:p>
          </table:table-cell>
          <table:table-cell office:value-type="float" office:value="0.039193" calcext:value-type="float">
            <text:p>0.039193</text:p>
          </table:table-cell>
          <table:table-cell office:value-type="float" office:value="0.178448" calcext:value-type="float">
            <text:p>0.178448</text:p>
          </table:table-cell>
          <table:table-cell office:value-type="float" office:value="0.271058" calcext:value-type="float">
            <text:p>0.271058</text:p>
          </table:table-cell>
          <table:table-cell office:value-type="float" office:value="0.095754" calcext:value-type="float">
            <text:p>0.095754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109617" calcext:value-type="float">
            <text:p>0.109617</text:p>
          </table:table-cell>
          <table:table-cell office:value-type="float" office:value="0.007987" calcext:value-type="float">
            <text:p>0.007987</text:p>
          </table:table-cell>
          <table:table-cell office:value-type="float" office:value="-0.004249" calcext:value-type="float">
            <text:p>-0.004249</text:p>
          </table:table-cell>
          <table:table-cell office:value-type="float" office:value="0.269739" calcext:value-type="float">
            <text:p>0.269739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448925" calcext:value-type="float">
            <text:p>0.448925</text:p>
          </table:table-cell>
          <table:table-cell office:value-type="float" office:value="0.360409" calcext:value-type="float">
            <text:p>0.360409</text:p>
          </table:table-cell>
          <table:table-cell office:value-type="float" office:value="0.20292" calcext:value-type="float">
            <text:p>0.20292</text:p>
          </table:table-cell>
          <table:table-cell office:value-type="float" office:value="0.186564" calcext:value-type="float">
            <text:p>0.186564</text:p>
          </table:table-cell>
          <table:table-cell office:value-type="float" office:value="0.18659" calcext:value-type="float">
            <text:p>0.18659</text:p>
          </table:table-cell>
          <table:table-cell office:value-type="float" office:value="0.279203" calcext:value-type="float">
            <text:p>0.279203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271091" calcext:value-type="float">
            <text:p>0.271091</text:p>
          </table:table-cell>
          <table:table-cell office:value-type="float" office:value="0.403382" calcext:value-type="float">
            <text:p>0.4033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1464" calcext:value-type="float">
            <text:p>0.201464</text:p>
          </table:table-cell>
          <table:table-cell office:value-type="float" office:value="-0.146837" calcext:value-type="float">
            <text:p>-0.146837</text:p>
          </table:table-cell>
          <table:table-cell office:value-type="float" office:value="0.088685" calcext:value-type="float">
            <text:p>0.088685</text:p>
          </table:table-cell>
          <table:table-cell office:value-type="float" office:value="0.832733" calcext:value-type="float">
            <text:p>0.832733</text:p>
          </table:table-cell>
          <table:table-cell office:value-type="float" office:value="0.671996" calcext:value-type="float">
            <text:p>0.671996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672158" calcext:value-type="float">
            <text:p>0.672158</text:p>
          </table:table-cell>
          <table:table-cell office:value-type="float" office:value="-0.432603" calcext:value-type="float">
            <text:p>-0.432603</text:p>
          </table:table-cell>
          <table:table-cell office:value-type="float" office:value="0.38116" calcext:value-type="float">
            <text:p>0.38116</text:p>
          </table:table-cell>
          <table:table-cell office:value-type="float" office:value="1" calcext:value-type="float">
            <text:p>1</text:p>
          </table:table-cell>
          <table:table-cell office:value-type="float" office:value="0.108791" calcext:value-type="float">
            <text:p>0.108791</text:p>
          </table:table-cell>
          <table:table-cell office:value-type="float" office:value="0.420679" calcext:value-type="float">
            <text:p>0.420679</text:p>
          </table:table-cell>
          <table:table-cell office:value-type="float" office:value="0.672116" calcext:value-type="float">
            <text:p>0.672116</text:p>
          </table:table-cell>
          <table:table-cell office:value-type="float" office:value="0.485847" calcext:value-type="float">
            <text:p>0.485847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460938" calcext:value-type="float">
            <text:p>0.460938</text:p>
          </table:table-cell>
          <table:table-cell office:value-type="float" office:value="0.008781" calcext:value-type="float">
            <text:p>0.008781</text:p>
          </table:table-cell>
          <table:table-cell office:value-type="float" office:value="-0.001892" calcext:value-type="float">
            <text:p>-0.001892</text:p>
          </table:table-cell>
          <table:table-cell office:value-type="float" office:value="0.520129" calcext:value-type="float">
            <text:p>0.520129</text:p>
          </table:table-cell>
          <table:table-cell office:value-type="float" office:value="0.006712" calcext:value-type="float">
            <text:p>0.006712</text:p>
          </table:table-cell>
          <table:table-cell office:value-type="float" office:value="0.904481" calcext:value-type="float">
            <text:p>0.904481</text:p>
          </table:table-cell>
          <table:table-cell office:value-type="float" office:value="0.758503" calcext:value-type="float">
            <text:p>0.758503</text:p>
          </table:table-cell>
          <table:table-cell office:value-type="float" office:value="0.638796" calcext:value-type="float">
            <text:p>0.638796</text:p>
          </table:table-cell>
          <table:table-cell office:value-type="float" office:value="0.578616" calcext:value-type="float">
            <text:p>0.578616</text:p>
          </table:table-cell>
          <table:table-cell office:value-type="float" office:value="0.578621" calcext:value-type="float">
            <text:p>0.578621</text:p>
          </table:table-cell>
          <table:table-cell office:value-type="float" office:value="0.687465" calcext:value-type="float">
            <text:p>0.687465</text:p>
          </table:table-cell>
          <table:table-cell office:value-type="float" office:value="0.672125" calcext:value-type="float">
            <text:p>0.672125</text:p>
          </table:table-cell>
          <table:table-cell office:value-type="float" office:value="0.672114" calcext:value-type="float">
            <text:p>0.672114</text:p>
          </table:table-cell>
          <table:table-cell office:value-type="float" office:value="0.965628" calcext:value-type="float">
            <text:p>0.9656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17073" calcext:value-type="float">
            <text:p>-0.017073</text:p>
          </table:table-cell>
          <table:table-cell office:value-type="float" office:value="0.349504" calcext:value-type="float">
            <text:p>0.349504</text:p>
          </table:table-cell>
          <table:table-cell office:value-type="float" office:value="0.09749" calcext:value-type="float">
            <text:p>0.09749</text:p>
          </table:table-cell>
          <table:table-cell office:value-type="float" office:value="0.089187" calcext:value-type="float">
            <text:p>0.089187</text:p>
          </table:table-cell>
          <table:table-cell office:value-type="float" office:value="0.041307" calcext:value-type="float">
            <text:p>0.041307</text:p>
          </table:table-cell>
          <table:table-cell office:value-type="float" office:value="0.027674" calcext:value-type="float">
            <text:p>0.027674</text:p>
          </table:table-cell>
          <table:table-cell office:value-type="float" office:value="0.041614" calcext:value-type="float">
            <text:p>0.041614</text:p>
          </table:table-cell>
          <table:table-cell office:value-type="float" office:value="0.047046" calcext:value-type="float">
            <text:p>0.047046</text:p>
          </table:table-cell>
          <table:table-cell office:value-type="float" office:value="0.039193" calcext:value-type="float">
            <text:p>0.039193</text:p>
          </table:table-cell>
          <table:table-cell office:value-type="float" office:value="0.108791" calcext:value-type="float">
            <text:p>0.108791</text:p>
          </table:table-cell>
          <table:table-cell office:value-type="float" office:value="1" calcext:value-type="float">
            <text:p>1</text:p>
          </table:table-cell>
          <table:table-cell office:value-type="float" office:value="-0.038803" calcext:value-type="float">
            <text:p>-0.038803</text:p>
          </table:table-cell>
          <table:table-cell office:value-type="float" office:value="0.041411" calcext:value-type="float">
            <text:p>0.041411</text:p>
          </table:table-cell>
          <table:table-cell office:value-type="float" office:value="-0.474633" calcext:value-type="float">
            <text:p>-0.474633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701142" calcext:value-type="float">
            <text:p>0.701142</text:p>
          </table:table-cell>
          <table:table-cell office:value-type="float" office:value="0.002357" calcext:value-type="float">
            <text:p>0.002357</text:p>
          </table:table-cell>
          <table:table-cell office:value-type="float" office:value="-0.005053" calcext:value-type="float">
            <text:p>-0.005053</text:p>
          </table:table-cell>
          <table:table-cell office:value-type="float" office:value="0.053386" calcext:value-type="float">
            <text:p>0.053386</text:p>
          </table:table-cell>
          <table:table-cell office:value-type="float" office:value="-0.001186" calcext:value-type="float">
            <text:p>-0.001186</text:p>
          </table:table-cell>
          <table:table-cell office:value-type="float" office:value="0.049904" calcext:value-type="float">
            <text:p>0.049904</text:p>
          </table:table-cell>
          <table:table-cell office:value-type="float" office:value="0.056312" calcext:value-type="float">
            <text:p>0.056312</text:p>
          </table:table-cell>
          <table:table-cell office:value-type="float" office:value="0.04909" calcext:value-type="float">
            <text:p>0.04909</text:p>
          </table:table-cell>
          <table:table-cell office:value-type="float" office:value="0.043323" calcext:value-type="float">
            <text:p>0.043323</text:p>
          </table:table-cell>
          <table:table-cell office:value-type="float" office:value="0.043314" calcext:value-type="float">
            <text:p>0.043314</text:p>
          </table:table-cell>
          <table:table-cell office:value-type="float" office:value="0.042551" calcext:value-type="float">
            <text:p>0.042551</text:p>
          </table:table-cell>
          <table:table-cell office:value-type="float" office:value="0.041435" calcext:value-type="float">
            <text:p>0.041435</text:p>
          </table:table-cell>
          <table:table-cell office:value-type="float" office:value="0.041436" calcext:value-type="float">
            <text:p>0.041436</text:p>
          </table:table-cell>
          <table:table-cell office:value-type="float" office:value="0.079116" calcext:value-type="float">
            <text:p>0.0791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8963" calcext:value-type="float">
            <text:p>0.358963</text:p>
          </table:table-cell>
          <table:table-cell office:value-type="float" office:value="-0.419757" calcext:value-type="float">
            <text:p>-0.419757</text:p>
          </table:table-cell>
          <table:table-cell office:value-type="float" office:value="-0.090846" calcext:value-type="float">
            <text:p>-0.090846</text:p>
          </table:table-cell>
          <table:table-cell office:value-type="float" office:value="0.539356" calcext:value-type="float">
            <text:p>0.539356</text:p>
          </table:table-cell>
          <table:table-cell office:value-type="float" office:value="0.368492" calcext:value-type="float">
            <text:p>0.368492</text:p>
          </table:table-cell>
          <table:table-cell office:value-type="float" office:value="0.369803" calcext:value-type="float">
            <text:p>0.369803</text:p>
          </table:table-cell>
          <table:table-cell office:value-type="float" office:value="0.368177" calcext:value-type="float">
            <text:p>0.368177</text:p>
          </table:table-cell>
          <table:table-cell office:value-type="float" office:value="-0.205441" calcext:value-type="float">
            <text:p>-0.205441</text:p>
          </table:table-cell>
          <table:table-cell office:value-type="float" office:value="0.178448" calcext:value-type="float">
            <text:p>0.178448</text:p>
          </table:table-cell>
          <table:table-cell office:value-type="float" office:value="0.420679" calcext:value-type="float">
            <text:p>0.420679</text:p>
          </table:table-cell>
          <table:table-cell office:value-type="float" office:value="-0.038803" calcext:value-type="float">
            <text:p>-0.038803</text:p>
          </table:table-cell>
          <table:table-cell office:value-type="float" office:value="1" calcext:value-type="float">
            <text:p>1</text:p>
          </table:table-cell>
          <table:table-cell office:value-type="float" office:value="0.368417" calcext:value-type="float">
            <text:p>0.368417</text:p>
          </table:table-cell>
          <table:table-cell office:value-type="float" office:value="0.140885" calcext:value-type="float">
            <text:p>0.140885</text:p>
          </table:table-cell>
          <table:table-cell office:value-type="float" office:value="0.005953" calcext:value-type="float">
            <text:p>0.005953</text:p>
          </table:table-cell>
          <table:table-cell office:value-type="float" office:value="-0.001557" calcext:value-type="float">
            <text:p>-0.001557</text:p>
          </table:table-cell>
          <table:table-cell office:value-type="float" office:value="0.054047" calcext:value-type="float">
            <text:p>0.054047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180756" calcext:value-type="float">
            <text:p>0.180756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423363" calcext:value-type="float">
            <text:p>0.423363</text:p>
          </table:table-cell>
          <table:table-cell office:value-type="float" office:value="0.490057" calcext:value-type="float">
            <text:p>0.490057</text:p>
          </table:table-cell>
          <table:table-cell office:value-type="float" office:value="0.548613" calcext:value-type="float">
            <text:p>0.548613</text:p>
          </table:table-cell>
          <table:table-cell office:value-type="float" office:value="0.534409" calcext:value-type="float">
            <text:p>0.534409</text:p>
          </table:table-cell>
          <table:table-cell office:value-type="float" office:value="0.534399" calcext:value-type="float">
            <text:p>0.534399</text:p>
          </table:table-cell>
          <table:table-cell office:value-type="float" office:value="0.369593" calcext:value-type="float">
            <text:p>0.369593</text:p>
          </table:table-cell>
          <table:table-cell office:value-type="float" office:value="0.36839" calcext:value-type="float">
            <text:p>0.36839</text:p>
          </table:table-cell>
          <table:table-cell office:value-type="float" office:value="0.368381" calcext:value-type="float">
            <text:p>0.368381</text:p>
          </table:table-cell>
          <table:table-cell office:value-type="float" office:value="0.452224" calcext:value-type="float">
            <text:p>0.4522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62623" calcext:value-type="float">
            <text:p>0.162623</text:p>
          </table:table-cell>
          <table:table-cell office:value-type="float" office:value="-0.176262" calcext:value-type="float">
            <text:p>-0.176262</text:p>
          </table:table-cell>
          <table:table-cell office:value-type="float" office:value="-0.03222" calcext:value-type="float">
            <text:p>-0.03222</text:p>
          </table:table-cell>
          <table:table-cell office:value-type="float" office:value="0.52372" calcext:value-type="float">
            <text:p>0.52372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945584" calcext:value-type="float">
            <text:p>0.945584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-0.299115" calcext:value-type="float">
            <text:p>-0.299115</text:p>
          </table:table-cell>
          <table:table-cell office:value-type="float" office:value="0.271058" calcext:value-type="float">
            <text:p>0.271058</text:p>
          </table:table-cell>
          <table:table-cell office:value-type="float" office:value="0.672116" calcext:value-type="float">
            <text:p>0.672116</text:p>
          </table:table-cell>
          <table:table-cell office:value-type="float" office:value="0.041411" calcext:value-type="float">
            <text:p>0.041411</text:p>
          </table:table-cell>
          <table:table-cell office:value-type="float" office:value="0.368417" calcext:value-type="float">
            <text:p>0.368417</text:p>
          </table:table-cell>
          <table:table-cell office:value-type="float" office:value="1" calcext:value-type="float">
            <text:p>1</text:p>
          </table:table-cell>
          <table:table-cell office:value-type="float" office:value="0.188073" calcext:value-type="float">
            <text:p>0.188073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03305" calcext:value-type="float">
            <text:p>0.003305</text:p>
          </table:table-cell>
          <table:table-cell office:value-type="float" office:value="0.168144" calcext:value-type="float">
            <text:p>0.168144</text:p>
          </table:table-cell>
          <table:table-cell office:value-type="float" office:value="0.008683" calcext:value-type="float">
            <text:p>0.008683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305645" calcext:value-type="float">
            <text:p>0.305645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619254" calcext:value-type="float">
            <text:p>0.619254</text:p>
          </table:table-cell>
          <table:table-cell office:value-type="float" office:value="0.867599" calcext:value-type="float">
            <text:p>0.867599</text:p>
          </table:table-cell>
          <table:table-cell office:value-type="float" office:value="0.545035" calcext:value-type="float">
            <text:p>0.545035</text:p>
          </table:table-cell>
          <table:table-cell office:value-type="float" office:value="0.521658" calcext:value-type="float">
            <text:p>0.521658</text:p>
          </table:table-cell>
          <table:table-cell office:value-type="float" office:value="0.521665" calcext:value-type="float">
            <text:p>0.521665</text:p>
          </table:table-cell>
          <table:table-cell office:value-type="float" office:value="0.999355" calcext:value-type="float">
            <text:p>0.999355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712568" calcext:value-type="float">
            <text:p>0.7125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1495" calcext:value-type="float">
            <text:p>0.131495</text:p>
          </table:table-cell>
          <table:table-cell office:value-type="float" office:value="-0.145464" calcext:value-type="float">
            <text:p>-0.145464</text:p>
          </table:table-cell>
          <table:table-cell office:value-type="float" office:value="0.290011" calcext:value-type="float">
            <text:p>0.290011</text:p>
          </table:table-cell>
          <table:table-cell office:value-type="float" office:value="0.407421" calcext:value-type="float">
            <text:p>0.407421</text:p>
          </table:table-cell>
          <table:table-cell office:value-type="float" office:value="0.188086" calcext:value-type="float">
            <text:p>0.188086</text:p>
          </table:table-cell>
          <table:table-cell office:value-type="float" office:value="0.204106" calcext:value-type="float">
            <text:p>0.204106</text:p>
          </table:table-cell>
          <table:table-cell office:value-type="float" office:value="0.187936" calcext:value-type="float">
            <text:p>0.187936</text:p>
          </table:table-cell>
          <table:table-cell office:value-type="float" office:value="-0.202035" calcext:value-type="float">
            <text:p>-0.202035</text:p>
          </table:table-cell>
          <table:table-cell office:value-type="float" office:value="0.095754" calcext:value-type="float">
            <text:p>0.095754</text:p>
          </table:table-cell>
          <table:table-cell office:value-type="float" office:value="0.485847" calcext:value-type="float">
            <text:p>0.485847</text:p>
          </table:table-cell>
          <table:table-cell office:value-type="float" office:value="-0.474633" calcext:value-type="float">
            <text:p>-0.474633</text:p>
          </table:table-cell>
          <table:table-cell office:value-type="float" office:value="0.140885" calcext:value-type="float">
            <text:p>0.140885</text:p>
          </table:table-cell>
          <table:table-cell office:value-type="float" office:value="0.188073" calcext:value-type="float">
            <text:p>0.188073</text:p>
          </table:table-cell>
          <table:table-cell office:value-type="float" office:value="1" calcext:value-type="float">
            <text:p>1</text:p>
          </table:table-cell>
          <table:table-cell office:value-type="float" office:value="-0.002661" calcext:value-type="float">
            <text:p>-0.002661</text:p>
          </table:table-cell>
          <table:table-cell office:value-type="float" office:value="0.000822" calcext:value-type="float">
            <text:p>0.000822</text:p>
          </table:table-cell>
          <table:table-cell office:value-type="float" office:value="0.104553" calcext:value-type="float">
            <text:p>0.10455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0.176665" calcext:value-type="float">
            <text:p>0.176665</text:p>
          </table:table-cell>
          <table:table-cell office:value-type="float" office:value="0.003296" calcext:value-type="float">
            <text:p>0.003296</text:p>
          </table:table-cell>
          <table:table-cell office:value-type="float" office:value="0.448763" calcext:value-type="float">
            <text:p>0.448763</text:p>
          </table:table-cell>
          <table:table-cell office:value-type="float" office:value="0.205604" calcext:value-type="float">
            <text:p>0.205604</text:p>
          </table:table-cell>
          <table:table-cell office:value-type="float" office:value="0.199011" calcext:value-type="float">
            <text:p>0.199011</text:p>
          </table:table-cell>
          <table:table-cell office:value-type="float" office:value="0.17091" calcext:value-type="float">
            <text:p>0.17091</text:p>
          </table:table-cell>
          <table:table-cell office:value-type="float" office:value="0.170919" calcext:value-type="float">
            <text:p>0.170919</text:p>
          </table:table-cell>
          <table:table-cell office:value-type="float" office:value="0.191676" calcext:value-type="float">
            <text:p>0.191676</text:p>
          </table:table-cell>
          <table:table-cell office:value-type="float" office:value="0.188059" calcext:value-type="float">
            <text:p>0.188059</text:p>
          </table:table-cell>
          <table:table-cell office:value-type="float" office:value="0.188049" calcext:value-type="float">
            <text:p>0.188049</text:p>
          </table:table-cell>
          <table:table-cell office:value-type="float" office:value="0.321341" calcext:value-type="float">
            <text:p>0.3213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2579" calcext:value-type="float">
            <text:p>0.002579</text:p>
          </table:table-cell>
          <table:table-cell office:value-type="float" office:value="-0.002109" calcext:value-type="float">
            <text:p>-0.002109</text:p>
          </table:table-cell>
          <table:table-cell office:value-type="float" office:value="0.002127" calcext:value-type="float">
            <text:p>0.002127</text:p>
          </table:table-cell>
          <table:table-cell office:value-type="float" office:value="0.001665" calcext:value-type="float">
            <text:p>0.001665</text:p>
          </table:table-cell>
          <table:table-cell office:value-type="float" office:value="0.004866" calcext:value-type="float">
            <text:p>0.004866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488" calcext:value-type="float">
            <text:p>0.00488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.005953" calcext:value-type="float">
            <text:p>0.005953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-0.002661" calcext:value-type="float">
            <text:p>-0.002661</text:p>
          </table:table-cell>
          <table:table-cell office:value-type="float" office:value="1" calcext:value-type="float">
            <text:p>1</text:p>
          </table:table-cell>
          <table:table-cell office:value-type="float" office:value="-0.001322" calcext:value-type="float">
            <text:p>-0.001322</text:p>
          </table:table-cell>
          <table:table-cell office:value-type="float" office:value="-0.00333" calcext:value-type="float">
            <text:p>-0.00333</text:p>
          </table:table-cell>
          <table:table-cell office:value-type="float" office:value="0.557086" calcext:value-type="float">
            <text:p>0.557086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2841" calcext:value-type="float">
            <text:p>0.002841</text:p>
          </table:table-cell>
          <table:table-cell office:value-type="float" office:value="0.007468" calcext:value-type="float">
            <text:p>0.007468</text:p>
          </table:table-cell>
          <table:table-cell office:value-type="float" office:value="0.009043" calcext:value-type="float">
            <text:p>0.009043</text:p>
          </table:table-cell>
          <table:table-cell office:value-type="float" office:value="0.009792" calcext:value-type="float">
            <text:p>0.009792</text:p>
          </table:table-cell>
          <table:table-cell office:value-type="float" office:value="0.009328" calcext:value-type="float">
            <text:p>0.009328</text:p>
          </table:table-cell>
          <table:table-cell office:value-type="float" office:value="0.004797" calcext:value-type="float">
            <text:p>0.004797</text:p>
          </table:table-cell>
          <table:table-cell office:value-type="float" office:value="0.005065" calcext:value-type="float">
            <text:p>0.005065</text:p>
          </table:table-cell>
          <table:table-cell office:value-type="float" office:value="0.004872" calcext:value-type="float">
            <text:p>0.004872</text:p>
          </table:table-cell>
          <table:table-cell office:value-type="float" office:value="0.003763" calcext:value-type="float">
            <text:p>0.0037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06177" calcext:value-type="float">
            <text:p>-0.006177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-0.003624" calcext:value-type="float">
            <text:p>-0.003624</text:p>
          </table:table-cell>
          <table:table-cell office:value-type="float" office:value="0.005248" calcext:value-type="float">
            <text:p>0.005248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3321" calcext:value-type="float">
            <text:p>0.003321</text:p>
          </table:table-cell>
          <table:table-cell office:value-type="float" office:value="0.003309" calcext:value-type="float">
            <text:p>0.003309</text:p>
          </table:table-cell>
          <table:table-cell office:value-type="float" office:value="-0.011229" calcext:value-type="float">
            <text:p>-0.011229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-0.001557" calcext:value-type="float">
            <text:p>-0.001557</text:p>
          </table:table-cell>
          <table:table-cell office:value-type="float" office:value="0.003305" calcext:value-type="float">
            <text:p>0.003305</text:p>
          </table:table-cell>
          <table:table-cell office:value-type="float" office:value="0.000822" calcext:value-type="float">
            <text:p>0.000822</text:p>
          </table:table-cell>
          <table:table-cell office:value-type="float" office:value="-0.001322" calcext:value-type="float">
            <text:p>-0.001322</text:p>
          </table:table-cell>
          <table:table-cell office:value-type="float" office:value="1" calcext:value-type="float">
            <text:p>1</text:p>
          </table:table-cell>
          <table:table-cell office:value-type="float" office:value="-0.001737" calcext:value-type="float">
            <text:p>-0.001737</text:p>
          </table:table-cell>
          <table:table-cell office:value-type="float" office:value="-0.003923" calcext:value-type="float">
            <text:p>-0.003923</text:p>
          </table:table-cell>
          <table:table-cell office:value-type="float" office:value="-0.207026" calcext:value-type="float">
            <text:p>-0.207026</text:p>
          </table:table-cell>
          <table:table-cell office:value-type="float" office:value="0.006131" calcext:value-type="float">
            <text:p>0.006131</text:p>
          </table:table-cell>
          <table:table-cell office:value-type="float" office:value="0.032923" calcext:value-type="float">
            <text:p>0.032923</text:p>
          </table:table-cell>
          <table:table-cell office:value-type="float" office:value="0.005214" calcext:value-type="float">
            <text:p>0.005214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002949" calcext:value-type="float">
            <text:p>0.002949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004844" calcext:value-type="float">
            <text:p>0.0048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9445" calcext:value-type="float">
            <text:p>0.099445</text:p>
          </table:table-cell>
          <table:table-cell office:value-type="float" office:value="0.310648" calcext:value-type="float">
            <text:p>0.310648</text:p>
          </table:table-cell>
          <table:table-cell office:value-type="float" office:value="0.405482" calcext:value-type="float">
            <text:p>0.405482</text:p>
          </table:table-cell>
          <table:table-cell office:value-type="float" office:value="0.360939" calcext:value-type="float">
            <text:p>0.360939</text:p>
          </table:table-cell>
          <table:table-cell office:value-type="float" office:value="0.168039" calcext:value-type="float">
            <text:p>0.168039</text:p>
          </table:table-cell>
          <table:table-cell office:value-type="float" office:value="0.164026" calcext:value-type="float">
            <text:p>0.164026</text:p>
          </table:table-cell>
          <table:table-cell office:value-type="float" office:value="0.16827" calcext:value-type="float">
            <text:p>0.16827</text:p>
          </table:table-cell>
          <table:table-cell office:value-type="float" office:value="-0.069957" calcext:value-type="float">
            <text:p>-0.069957</text:p>
          </table:table-cell>
          <table:table-cell office:value-type="float" office:value="0.109617" calcext:value-type="float">
            <text:p>0.109617</text:p>
          </table:table-cell>
          <table:table-cell office:value-type="float" office:value="0.460938" calcext:value-type="float">
            <text:p>0.460938</text:p>
          </table:table-cell>
          <table:table-cell office:value-type="float" office:value="0.701142" calcext:value-type="float">
            <text:p>0.701142</text:p>
          </table:table-cell>
          <table:table-cell office:value-type="float" office:value="0.054047" calcext:value-type="float">
            <text:p>0.054047</text:p>
          </table:table-cell>
          <table:table-cell office:value-type="float" office:value="0.168144" calcext:value-type="float">
            <text:p>0.168144</text:p>
          </table:table-cell>
          <table:table-cell office:value-type="float" office:value="0.104553" calcext:value-type="float">
            <text:p>0.104553</text:p>
          </table:table-cell>
          <table:table-cell office:value-type="float" office:value="-0.00333" calcext:value-type="float">
            <text:p>-0.00333</text:p>
          </table:table-cell>
          <table:table-cell office:value-type="float" office:value="-0.001737" calcext:value-type="float">
            <text:p>-0.001737</text:p>
          </table:table-cell>
          <table:table-cell office:value-type="float" office:value="1" calcext:value-type="float">
            <text:p>1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-0.002936" calcext:value-type="float">
            <text:p>-0.002936</text:p>
          </table:table-cell>
          <table:table-cell office:value-type="float" office:value="0.170545" calcext:value-type="float">
            <text:p>0.170545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358488" calcext:value-type="float">
            <text:p>0.358488</text:p>
          </table:table-cell>
          <table:table-cell office:value-type="float" office:value="0.195738" calcext:value-type="float">
            <text:p>0.195738</text:p>
          </table:table-cell>
          <table:table-cell office:value-type="float" office:value="0.183276" calcext:value-type="float">
            <text:p>0.183276</text:p>
          </table:table-cell>
          <table:table-cell office:value-type="float" office:value="0.15886" calcext:value-type="float">
            <text:p>0.15886</text:p>
          </table:table-cell>
          <table:table-cell office:value-type="float" office:value="0.158857" calcext:value-type="float">
            <text:p>0.158857</text:p>
          </table:table-cell>
          <table:table-cell office:value-type="float" office:value="0.171792" calcext:value-type="float">
            <text:p>0.171792</text:p>
          </table:table-cell>
          <table:table-cell office:value-type="float" office:value="0.168157" calcext:value-type="float">
            <text:p>0.168157</text:p>
          </table:table-cell>
          <table:table-cell office:value-type="float" office:value="0.168156" calcext:value-type="float">
            <text:p>0.168156</text:p>
          </table:table-cell>
          <table:table-cell office:value-type="float" office:value="0.295108" calcext:value-type="float">
            <text:p>0.2951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-0.006777" calcext:value-type="float">
            <text:p>-0.006777</text:p>
          </table:table-cell>
          <table:table-cell office:value-type="float" office:value="0.002196" calcext:value-type="float">
            <text:p>0.002196</text:p>
          </table:table-cell>
          <table:table-cell office:value-type="float" office:value="0.008354" calcext:value-type="float">
            <text:p>0.008354</text:p>
          </table:table-cell>
          <table:table-cell office:value-type="float" office:value="0.008678" calcext:value-type="float">
            <text:p>0.008678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0.008692" calcext:value-type="float">
            <text:p>0.008692</text:p>
          </table:table-cell>
          <table:table-cell office:value-type="float" office:value="0.000699" calcext:value-type="float">
            <text:p>0.000699</text:p>
          </table:table-cell>
          <table:table-cell office:value-type="float" office:value="0.007987" calcext:value-type="float">
            <text:p>0.007987</text:p>
          </table:table-cell>
          <table:table-cell office:value-type="float" office:value="0.008781" calcext:value-type="float">
            <text:p>0.008781</text:p>
          </table:table-cell>
          <table:table-cell office:value-type="float" office:value="0.002357" calcext:value-type="float">
            <text:p>0.002357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0.008683" calcext:value-type="float">
            <text:p>0.00868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557086" calcext:value-type="float">
            <text:p>0.557086</text:p>
          </table:table-cell>
          <table:table-cell office:value-type="float" office:value="-0.003923" calcext:value-type="float">
            <text:p>-0.003923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1" calcext:value-type="float">
            <text:p>1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1765" calcext:value-type="float">
            <text:p>0.001765</text:p>
          </table:table-cell>
          <table:table-cell office:value-type="float" office:value="0.010231" calcext:value-type="float">
            <text:p>0.010231</text:p>
          </table:table-cell>
          <table:table-cell office:value-type="float" office:value="0.016054" calcext:value-type="float">
            <text:p>0.016054</text:p>
          </table:table-cell>
          <table:table-cell office:value-type="float" office:value="0.020687" calcext:value-type="float">
            <text:p>0.020687</text:p>
          </table:table-cell>
          <table:table-cell office:value-type="float" office:value="0.021661" calcext:value-type="float">
            <text:p>0.021661</text:p>
          </table:table-cell>
          <table:table-cell office:value-type="float" office:value="0.021159" calcext:value-type="float">
            <text:p>0.021159</text:p>
          </table:table-cell>
          <table:table-cell office:value-type="float" office:value="0.008649" calcext:value-type="float">
            <text:p>0.008649</text:p>
          </table:table-cell>
          <table:table-cell office:value-type="float" office:value="0.008887" calcext:value-type="float">
            <text:p>0.008887</text:p>
          </table:table-cell>
          <table:table-cell office:value-type="float" office:value="0.008689" calcext:value-type="float">
            <text:p>0.008689</text:p>
          </table:table-cell>
          <table:table-cell office:value-type="float" office:value="0.010278" calcext:value-type="float">
            <text:p>0.0102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00744" calcext:value-type="float">
            <text:p>-0.000744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-0.002018" calcext:value-type="float">
            <text:p>-0.002018</text:p>
          </table:table-cell>
          <table:table-cell office:value-type="float" office:value="-0.002923" calcext:value-type="float">
            <text:p>-0.002923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-0.000596" calcext:value-type="float">
            <text:p>-0.000596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-0.000776" calcext:value-type="float">
            <text:p>-0.000776</text:p>
          </table:table-cell>
          <table:table-cell office:value-type="float" office:value="-0.004249" calcext:value-type="float">
            <text:p>-0.004249</text:p>
          </table:table-cell>
          <table:table-cell office:value-type="float" office:value="-0.001892" calcext:value-type="float">
            <text:p>-0.001892</text:p>
          </table:table-cell>
          <table:table-cell office:value-type="float" office:value="-0.005053" calcext:value-type="float">
            <text:p>-0.005053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069" calcext:value-type="float">
            <text:p>0.000069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-0.207026" calcext:value-type="float">
            <text:p>-0.207026</text:p>
          </table:table-cell>
          <table:table-cell office:value-type="float" office:value="-0.002936" calcext:value-type="float">
            <text:p>-0.002936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1" calcext:value-type="float">
            <text:p>1</text:p>
          </table:table-cell>
          <table:table-cell office:value-type="float" office:value="-0.002168" calcext:value-type="float">
            <text:p>-0.002168</text:p>
          </table:table-cell>
          <table:table-cell office:value-type="float" office:value="0.023157" calcext:value-type="float">
            <text:p>0.023157</text:p>
          </table:table-cell>
          <table:table-cell office:value-type="float" office:value="-0.005706" calcext:value-type="float">
            <text:p>-0.005706</text:p>
          </table:table-cell>
          <table:table-cell office:value-type="float" office:value="-0.00004" calcext:value-type="float">
            <text:p>-0.0000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-0.000094" calcext:value-type="float">
            <text:p>-0.000094</text:p>
          </table:table-cell>
          <table:table-cell office:value-type="float" office:value="-0.00227" calcext:value-type="float">
            <text:p>-0.002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233724" calcext:value-type="float">
            <text:p>-0.233724</text:p>
          </table:table-cell>
          <table:table-cell office:value-type="float" office:value="0.183716" calcext:value-type="float">
            <text:p>0.183716</text:p>
          </table:table-cell>
          <table:table-cell office:value-type="float" office:value="-0.08733" calcext:value-type="float">
            <text:p>-0.08733</text:p>
          </table:table-cell>
          <table:table-cell office:value-type="float" office:value="0.679585" calcext:value-type="float">
            <text:p>0.679585</text:p>
          </table:table-cell>
          <table:table-cell office:value-type="float" office:value="0.305561" calcext:value-type="float">
            <text:p>0.305561</text:p>
          </table:table-cell>
          <table:table-cell office:value-type="float" office:value="0.318497" calcext:value-type="float">
            <text:p>0.318497</text:p>
          </table:table-cell>
          <table:table-cell office:value-type="float" office:value="0.305678" calcext:value-type="float">
            <text:p>0.305678</text:p>
          </table:table-cell>
          <table:table-cell office:value-type="float" office:value="-0.402345" calcext:value-type="float">
            <text:p>-0.402345</text:p>
          </table:table-cell>
          <table:table-cell office:value-type="float" office:value="0.269739" calcext:value-type="float">
            <text:p>0.269739</text:p>
          </table:table-cell>
          <table:table-cell office:value-type="float" office:value="0.520129" calcext:value-type="float">
            <text:p>0.520129</text:p>
          </table:table-cell>
          <table:table-cell office:value-type="float" office:value="0.053386" calcext:value-type="float">
            <text:p>0.053386</text:p>
          </table:table-cell>
          <table:table-cell office:value-type="float" office:value="0.180756" calcext:value-type="float">
            <text:p>0.180756</text:p>
          </table:table-cell>
          <table:table-cell office:value-type="float" office:value="0.305645" calcext:value-type="float">
            <text:p>0.305645</text:p>
          </table:table-cell>
          <table:table-cell office:value-type="float" office:value="0.176665" calcext:value-type="float">
            <text:p>0.176665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6131" calcext:value-type="float">
            <text:p>0.006131</text:p>
          </table:table-cell>
          <table:table-cell office:value-type="float" office:value="0.170545" calcext:value-type="float">
            <text:p>0.170545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-0.002168" calcext:value-type="float">
            <text:p>-0.002168</text:p>
          </table:table-cell>
          <table:table-cell office:value-type="float" office:value="1" calcext:value-type="float">
            <text:p>1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486252" calcext:value-type="float">
            <text:p>0.486252</text:p>
          </table:table-cell>
          <table:table-cell office:value-type="float" office:value="0.334922" calcext:value-type="float">
            <text:p>0.334922</text:p>
          </table:table-cell>
          <table:table-cell office:value-type="float" office:value="0.299557" calcext:value-type="float">
            <text:p>0.299557</text:p>
          </table:table-cell>
          <table:table-cell office:value-type="float" office:value="0.252509" calcext:value-type="float">
            <text:p>0.252509</text:p>
          </table:table-cell>
          <table:table-cell office:value-type="float" office:value="0.25252" calcext:value-type="float">
            <text:p>0.25252</text:p>
          </table:table-cell>
          <table:table-cell office:value-type="float" office:value="0.312844" calcext:value-type="float">
            <text:p>0.312844</text:p>
          </table:table-cell>
          <table:table-cell office:value-type="float" office:value="0.305655" calcext:value-type="float">
            <text:p>0.305655</text:p>
          </table:table-cell>
          <table:table-cell office:value-type="float" office:value="0.305645" calcext:value-type="float">
            <text:p>0.305645</text:p>
          </table:table-cell>
          <table:table-cell office:value-type="float" office:value="0.535217" calcext:value-type="float">
            <text:p>0.5352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7411" calcext:value-type="float">
            <text:p>0.007411</text:p>
          </table:table-cell>
          <table:table-cell office:value-type="float" office:value="-0.015925" calcext:value-type="float">
            <text:p>-0.015925</text:p>
          </table:table-cell>
          <table:table-cell office:value-type="float" office:value="-0.001467" calcext:value-type="float">
            <text:p>-0.001467</text:p>
          </table:table-cell>
          <table:table-cell office:value-type="float" office:value="0.008585" calcext:value-type="float">
            <text:p>0.008585</text:p>
          </table:table-cell>
          <table:table-cell office:value-type="float" office:value="0.005245" calcext:value-type="float">
            <text:p>0.005245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0.005254" calcext:value-type="float">
            <text:p>0.005254</text:p>
          </table:table-cell>
          <table:table-cell office:value-type="float" office:value="-0.00157" calcext:value-type="float">
            <text:p>-0.00157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6712" calcext:value-type="float">
            <text:p>0.006712</text:p>
          </table:table-cell>
          <table:table-cell office:value-type="float" office:value="-0.001186" calcext:value-type="float">
            <text:p>-0.001186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5249" calcext:value-type="float">
            <text:p>0.005249</text:p>
          </table:table-cell>
          <table:table-cell office:value-type="float" office:value="0.003296" calcext:value-type="float">
            <text:p>0.003296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32923" calcext:value-type="float">
            <text:p>0.032923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1765" calcext:value-type="float">
            <text:p>0.001765</text:p>
          </table:table-cell>
          <table:table-cell office:value-type="float" office:value="0.023157" calcext:value-type="float">
            <text:p>0.023157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1" calcext:value-type="float">
            <text:p>1</text:p>
          </table:table-cell>
          <table:table-cell office:value-type="float" office:value="0.004654" calcext:value-type="float">
            <text:p>0.004654</text:p>
          </table:table-cell>
          <table:table-cell office:value-type="float" office:value="0.006575" calcext:value-type="float">
            <text:p>0.006575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006455" calcext:value-type="float">
            <text:p>0.006455</text:p>
          </table:table-cell>
          <table:table-cell office:value-type="float" office:value="0.005803" calcext:value-type="float">
            <text:p>0.005803</text:p>
          </table:table-cell>
          <table:table-cell office:value-type="float" office:value="0.005311" calcext:value-type="float">
            <text:p>0.005311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07076" calcext:value-type="float">
            <text:p>0.0070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21984" calcext:value-type="float">
            <text:p>0.221984</text:p>
          </table:table-cell>
          <table:table-cell office:value-type="float" office:value="-0.167811" calcext:value-type="float">
            <text:p>-0.167811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782547" calcext:value-type="float">
            <text:p>0.782547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617057" calcext:value-type="float">
            <text:p>0.617057</text:p>
          </table:table-cell>
          <table:table-cell office:value-type="float" office:value="0.619388" calcext:value-type="float">
            <text:p>0.619388</text:p>
          </table:table-cell>
          <table:table-cell office:value-type="float" office:value="-0.407002" calcext:value-type="float">
            <text:p>-0.407002</text:p>
          </table:table-cell>
          <table:table-cell office:value-type="float" office:value="0.448925" calcext:value-type="float">
            <text:p>0.448925</text:p>
          </table:table-cell>
          <table:table-cell office:value-type="float" office:value="0.904481" calcext:value-type="float">
            <text:p>0.904481</text:p>
          </table:table-cell>
          <table:table-cell office:value-type="float" office:value="0.049904" calcext:value-type="float">
            <text:p>0.049904</text:p>
          </table:table-cell>
          <table:table-cell office:value-type="float" office:value="0.423363" calcext:value-type="float">
            <text:p>0.423363</text:p>
          </table:table-cell>
          <table:table-cell office:value-type="float" office:value="0.619254" calcext:value-type="float">
            <text:p>0.619254</text:p>
          </table:table-cell>
          <table:table-cell office:value-type="float" office:value="0.448763" calcext:value-type="float">
            <text:p>0.448763</text:p>
          </table:table-cell>
          <table:table-cell office:value-type="float" office:value="0.002841" calcext:value-type="float">
            <text:p>0.002841</text:p>
          </table:table-cell>
          <table:table-cell office:value-type="float" office:value="0.005214" calcext:value-type="float">
            <text:p>0.005214</text:p>
          </table:table-cell>
          <table:table-cell office:value-type="float" office:value="0.358488" calcext:value-type="float">
            <text:p>0.358488</text:p>
          </table:table-cell>
          <table:table-cell office:value-type="float" office:value="0.010231" calcext:value-type="float">
            <text:p>0.010231</text:p>
          </table:table-cell>
          <table:table-cell office:value-type="float" office:value="-0.005706" calcext:value-type="float">
            <text:p>-0.005706</text:p>
          </table:table-cell>
          <table:table-cell office:value-type="float" office:value="0.486252" calcext:value-type="float">
            <text:p>0.486252</text:p>
          </table:table-cell>
          <table:table-cell office:value-type="float" office:value="0.004654" calcext:value-type="float">
            <text:p>0.004654</text:p>
          </table:table-cell>
          <table:table-cell office:value-type="float" office:value="1" calcext:value-type="float">
            <text:p>1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595121" calcext:value-type="float">
            <text:p>0.595121</text:p>
          </table:table-cell>
          <table:table-cell office:value-type="float" office:value="0.541377" calcext:value-type="float">
            <text:p>0.541377</text:p>
          </table:table-cell>
          <table:table-cell office:value-type="float" office:value="0.541389" calcext:value-type="float">
            <text:p>0.541389</text:p>
          </table:table-cell>
          <table:table-cell office:value-type="float" office:value="0.633111" calcext:value-type="float">
            <text:p>0.633111</text:p>
          </table:table-cell>
          <table:table-cell office:value-type="float" office:value="0.619272" calcext:value-type="float">
            <text:p>0.619272</text:p>
          </table:table-cell>
          <table:table-cell office:value-type="float" office:value="0.619264" calcext:value-type="float">
            <text:p>0.619264</text:p>
          </table:table-cell>
          <table:table-cell office:value-type="float" office:value="0.884413" calcext:value-type="float">
            <text:p>0.8844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1078" calcext:value-type="float">
            <text:p>0.221078</text:p>
          </table:table-cell>
          <table:table-cell office:value-type="float" office:value="-0.210537" calcext:value-type="float">
            <text:p>-0.210537</text:p>
          </table:table-cell>
          <table:table-cell office:value-type="float" office:value="-0.02686" calcext:value-type="float">
            <text:p>-0.02686</text:p>
          </table:table-cell>
          <table:table-cell office:value-type="float" office:value="0.623401" calcext:value-type="float">
            <text:p>0.623401</text:p>
          </table:table-cell>
          <table:table-cell office:value-type="float" office:value="0.867521" calcext:value-type="float">
            <text:p>0.867521</text:p>
          </table:table-cell>
          <table:table-cell office:value-type="float" office:value="0.814191" calcext:value-type="float">
            <text:p>0.814191</text:p>
          </table:table-cell>
          <table:table-cell office:value-type="float" office:value="0.867741" calcext:value-type="float">
            <text:p>0.867741</text:p>
          </table:table-cell>
          <table:table-cell office:value-type="float" office:value="-0.347904" calcext:value-type="float">
            <text:p>-0.347904</text:p>
          </table:table-cell>
          <table:table-cell office:value-type="float" office:value="0.360409" calcext:value-type="float">
            <text:p>0.360409</text:p>
          </table:table-cell>
          <table:table-cell office:value-type="float" office:value="0.758503" calcext:value-type="float">
            <text:p>0.758503</text:p>
          </table:table-cell>
          <table:table-cell office:value-type="float" office:value="0.056312" calcext:value-type="float">
            <text:p>0.056312</text:p>
          </table:table-cell>
          <table:table-cell office:value-type="float" office:value="0.490057" calcext:value-type="float">
            <text:p>0.490057</text:p>
          </table:table-cell>
          <table:table-cell office:value-type="float" office:value="0.867599" calcext:value-type="float">
            <text:p>0.867599</text:p>
          </table:table-cell>
          <table:table-cell office:value-type="float" office:value="0.205604" calcext:value-type="float">
            <text:p>0.205604</text:p>
          </table:table-cell>
          <table:table-cell office:value-type="float" office:value="0.007468" calcext:value-type="float">
            <text:p>0.007468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195738" calcext:value-type="float">
            <text:p>0.195738</text:p>
          </table:table-cell>
          <table:table-cell office:value-type="float" office:value="0.016054" calcext:value-type="float">
            <text:p>0.016054</text:p>
          </table:table-cell>
          <table:table-cell office:value-type="float" office:value="-0.00004" calcext:value-type="float">
            <text:p>-0.00004</text:p>
          </table:table-cell>
          <table:table-cell office:value-type="float" office:value="0.334922" calcext:value-type="float">
            <text:p>0.334922</text:p>
          </table:table-cell>
          <table:table-cell office:value-type="float" office:value="0.006575" calcext:value-type="float">
            <text:p>0.006575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1" calcext:value-type="float">
            <text:p>1</text:p>
          </table:table-cell>
          <table:table-cell office:value-type="float" office:value="0.832493" calcext:value-type="float">
            <text:p>0.832493</text:p>
          </table:table-cell>
          <table:table-cell office:value-type="float" office:value="0.81736" calcext:value-type="float">
            <text:p>0.81736</text:p>
          </table:table-cell>
          <table:table-cell office:value-type="float" office:value="0.817367" calcext:value-type="float">
            <text:p>0.817367</text:p>
          </table:table-cell>
          <table:table-cell office:value-type="float" office:value="0.869621" calcext:value-type="float">
            <text:p>0.869621</text:p>
          </table:table-cell>
          <table:table-cell office:value-type="float" office:value="0.867614" calcext:value-type="float">
            <text:p>0.867614</text:p>
          </table:table-cell>
          <table:table-cell office:value-type="float" office:value="0.86761" calcext:value-type="float">
            <text:p>0.86761</text:p>
          </table:table-cell>
          <table:table-cell office:value-type="float" office:value="0.804326" calcext:value-type="float">
            <text:p>0.8043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50158" calcext:value-type="float">
            <text:p>0.250158</text:p>
          </table:table-cell>
          <table:table-cell office:value-type="float" office:value="-0.229674" calcext:value-type="float">
            <text:p>-0.229674</text:p>
          </table:table-cell>
          <table:table-cell office:value-type="float" office:value="-0.019151" calcext:value-type="float">
            <text:p>-0.019151</text:p>
          </table:table-cell>
          <table:table-cell office:value-type="float" office:value="0.621599" calcext:value-type="float">
            <text:p>0.621599</text:p>
          </table:table-cell>
          <table:table-cell office:value-type="float" office:value="0.545027" calcext:value-type="float">
            <text:p>0.545027</text:p>
          </table:table-cell>
          <table:table-cell office:value-type="float" office:value="0.521645" calcext:value-type="float">
            <text:p>0.521645</text:p>
          </table:table-cell>
          <table:table-cell office:value-type="float" office:value="0.545022" calcext:value-type="float">
            <text:p>0.545022</text:p>
          </table:table-cell>
          <table:table-cell office:value-type="float" office:value="-0.335851" calcext:value-type="float">
            <text:p>-0.335851</text:p>
          </table:table-cell>
          <table:table-cell office:value-type="float" office:value="0.20292" calcext:value-type="float">
            <text:p>0.20292</text:p>
          </table:table-cell>
          <table:table-cell office:value-type="float" office:value="0.638796" calcext:value-type="float">
            <text:p>0.638796</text:p>
          </table:table-cell>
          <table:table-cell office:value-type="float" office:value="0.04909" calcext:value-type="float">
            <text:p>0.04909</text:p>
          </table:table-cell>
          <table:table-cell office:value-type="float" office:value="0.548613" calcext:value-type="float">
            <text:p>0.548613</text:p>
          </table:table-cell>
          <table:table-cell office:value-type="float" office:value="0.545035" calcext:value-type="float">
            <text:p>0.545035</text:p>
          </table:table-cell>
          <table:table-cell office:value-type="float" office:value="0.199011" calcext:value-type="float">
            <text:p>0.199011</text:p>
          </table:table-cell>
          <table:table-cell office:value-type="float" office:value="0.009043" calcext:value-type="float">
            <text:p>0.009043</text:p>
          </table:table-cell>
          <table:table-cell office:value-type="float" office:value="0.003696" calcext:value-type="float">
            <text:p>0.003696</text:p>
          </table:table-cell>
          <table:table-cell office:value-type="float" office:value="0.183276" calcext:value-type="float">
            <text:p>0.183276</text:p>
          </table:table-cell>
          <table:table-cell office:value-type="float" office:value="0.020687" calcext:value-type="float">
            <text:p>0.020687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299557" calcext:value-type="float">
            <text:p>0.299557</text:p>
          </table:table-cell>
          <table:table-cell office:value-type="float" office:value="0.006805" calcext:value-type="float">
            <text:p>0.006805</text:p>
          </table:table-cell>
          <table:table-cell office:value-type="float" office:value="0.595121" calcext:value-type="float">
            <text:p>0.595121</text:p>
          </table:table-cell>
          <table:table-cell office:value-type="float" office:value="0.832493" calcext:value-type="float">
            <text:p>0.8324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61" calcext:value-type="float">
            <text:p>0.9961</text:p>
          </table:table-cell>
          <table:table-cell office:value-type="float" office:value="0.546079" calcext:value-type="float">
            <text:p>0.546079</text:p>
          </table:table-cell>
          <table:table-cell table:number-columns-repeated="2" office:value-type="float" office:value="0.545033" calcext:value-type="float">
            <text:p>0.545033</text:p>
          </table:table-cell>
          <table:table-cell office:value-type="float" office:value="0.667325" calcext:value-type="float">
            <text:p>0.6673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47083" calcext:value-type="float">
            <text:p>0.247083</text:p>
          </table:table-cell>
          <table:table-cell office:value-type="float" office:value="-0.22037" calcext:value-type="float">
            <text:p>-0.22037</text:p>
          </table:table-cell>
          <table:table-cell office:value-type="float" office:value="-0.013749" calcext:value-type="float">
            <text:p>-0.013749</text:p>
          </table:table-cell>
          <table:table-cell office:value-type="float" office:value="0.564898" calcext:value-type="float">
            <text:p>0.564898</text:p>
          </table:table-cell>
          <table:table-cell office:value-type="float" office:value="0.521657" calcext:value-type="float">
            <text:p>0.521657</text:p>
          </table:table-cell>
          <table:table-cell office:value-type="float" office:value="0.493233" calcext:value-type="float">
            <text:p>0.493233</text:p>
          </table:table-cell>
          <table:table-cell office:value-type="float" office:value="0.521653" calcext:value-type="float">
            <text:p>0.521653</text:p>
          </table:table-cell>
          <table:table-cell office:value-type="float" office:value="-0.304161" calcext:value-type="float">
            <text:p>-0.304161</text:p>
          </table:table-cell>
          <table:table-cell office:value-type="float" office:value="0.186564" calcext:value-type="float">
            <text:p>0.186564</text:p>
          </table:table-cell>
          <table:table-cell office:value-type="float" office:value="0.578616" calcext:value-type="float">
            <text:p>0.578616</text:p>
          </table:table-cell>
          <table:table-cell office:value-type="float" office:value="0.043323" calcext:value-type="float">
            <text:p>0.043323</text:p>
          </table:table-cell>
          <table:table-cell office:value-type="float" office:value="0.534409" calcext:value-type="float">
            <text:p>0.534409</text:p>
          </table:table-cell>
          <table:table-cell office:value-type="float" office:value="0.521658" calcext:value-type="float">
            <text:p>0.521658</text:p>
          </table:table-cell>
          <table:table-cell office:value-type="float" office:value="0.17091" calcext:value-type="float">
            <text:p>0.17091</text:p>
          </table:table-cell>
          <table:table-cell office:value-type="float" office:value="0.009792" calcext:value-type="float">
            <text:p>0.009792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15886" calcext:value-type="float">
            <text:p>0.15886</text:p>
          </table:table-cell>
          <table:table-cell office:value-type="float" office:value="0.021661" calcext:value-type="float">
            <text:p>0.021661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252509" calcext:value-type="float">
            <text:p>0.252509</text:p>
          </table:table-cell>
          <table:table-cell office:value-type="float" office:value="0.006455" calcext:value-type="float">
            <text:p>0.006455</text:p>
          </table:table-cell>
          <table:table-cell office:value-type="float" office:value="0.541377" calcext:value-type="float">
            <text:p>0.541377</text:p>
          </table:table-cell>
          <table:table-cell office:value-type="float" office:value="0.81736" calcext:value-type="float">
            <text:p>0.81736</text:p>
          </table:table-cell>
          <table:table-cell office:value-type="float" office:value="0.9961" calcext:value-type="float">
            <text:p>0.9961</text:p>
          </table:table-cell>
          <table:table-cell office:value-type="float" office:value="1" calcext:value-type="float">
            <text:p>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521322" calcext:value-type="float">
            <text:p>0.521322</text:p>
          </table:table-cell>
          <table:table-cell office:value-type="float" office:value="0.521656" calcext:value-type="float">
            <text:p>0.521656</text:p>
          </table:table-cell>
          <table:table-cell office:value-type="float" office:value="0.521657" calcext:value-type="float">
            <text:p>0.521657</text:p>
          </table:table-cell>
          <table:table-cell office:value-type="float" office:value="0.608205" calcext:value-type="float">
            <text:p>0.6082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7078" calcext:value-type="float">
            <text:p>0.247078</text:p>
          </table:table-cell>
          <table:table-cell office:value-type="float" office:value="-0.220355" calcext:value-type="float">
            <text:p>-0.220355</text:p>
          </table:table-cell>
          <table:table-cell office:value-type="float" office:value="-0.013742" calcext:value-type="float">
            <text:p>-0.013742</text:p>
          </table:table-cell>
          <table:table-cell office:value-type="float" office:value="0.564894" calcext:value-type="float">
            <text:p>0.564894</text:p>
          </table:table-cell>
          <table:table-cell office:value-type="float" office:value="0.521664" calcext:value-type="float">
            <text:p>0.521664</text:p>
          </table:table-cell>
          <table:table-cell office:value-type="float" office:value="0.493241" calcext:value-type="float">
            <text:p>0.493241</text:p>
          </table:table-cell>
          <table:table-cell office:value-type="float" office:value="0.521661" calcext:value-type="float">
            <text:p>0.521661</text:p>
          </table:table-cell>
          <table:table-cell office:value-type="float" office:value="-0.304145" calcext:value-type="float">
            <text:p>-0.304145</text:p>
          </table:table-cell>
          <table:table-cell office:value-type="float" office:value="0.18659" calcext:value-type="float">
            <text:p>0.18659</text:p>
          </table:table-cell>
          <table:table-cell office:value-type="float" office:value="0.578621" calcext:value-type="float">
            <text:p>0.578621</text:p>
          </table:table-cell>
          <table:table-cell office:value-type="float" office:value="0.043314" calcext:value-type="float">
            <text:p>0.043314</text:p>
          </table:table-cell>
          <table:table-cell office:value-type="float" office:value="0.534399" calcext:value-type="float">
            <text:p>0.534399</text:p>
          </table:table-cell>
          <table:table-cell office:value-type="float" office:value="0.521665" calcext:value-type="float">
            <text:p>0.521665</text:p>
          </table:table-cell>
          <table:table-cell office:value-type="float" office:value="0.170919" calcext:value-type="float">
            <text:p>0.170919</text:p>
          </table:table-cell>
          <table:table-cell office:value-type="float" office:value="0.009328" calcext:value-type="float">
            <text:p>0.009328</text:p>
          </table:table-cell>
          <table:table-cell office:value-type="float" office:value="0.002949" calcext:value-type="float">
            <text:p>0.002949</text:p>
          </table:table-cell>
          <table:table-cell office:value-type="float" office:value="0.158857" calcext:value-type="float">
            <text:p>0.158857</text:p>
          </table:table-cell>
          <table:table-cell office:value-type="float" office:value="0.021159" calcext:value-type="float">
            <text:p>0.021159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0.25252" calcext:value-type="float">
            <text:p>0.25252</text:p>
          </table:table-cell>
          <table:table-cell office:value-type="float" office:value="0.005803" calcext:value-type="float">
            <text:p>0.005803</text:p>
          </table:table-cell>
          <table:table-cell office:value-type="float" office:value="0.541389" calcext:value-type="float">
            <text:p>0.541389</text:p>
          </table:table-cell>
          <table:table-cell office:value-type="float" office:value="0.817367" calcext:value-type="float">
            <text:p>0.817367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1" calcext:value-type="float">
            <text:p>1</text:p>
          </table:table-cell>
          <table:table-cell office:value-type="float" office:value="0.521329" calcext:value-type="float">
            <text:p>0.521329</text:p>
          </table:table-cell>
          <table:table-cell table:number-columns-repeated="2" office:value-type="float" office:value="0.521664" calcext:value-type="float">
            <text:p>0.521664</text:p>
          </table:table-cell>
          <table:table-cell office:value-type="float" office:value="0.60821" calcext:value-type="float">
            <text:p>0.608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62836" calcext:value-type="float">
            <text:p>0.162836</text:p>
          </table:table-cell>
          <table:table-cell office:value-type="float" office:value="-0.176837" calcext:value-type="float">
            <text:p>-0.176837</text:p>
          </table:table-cell>
          <table:table-cell office:value-type="float" office:value="-0.033188" calcext:value-type="float">
            <text:p>-0.033188</text:p>
          </table:table-cell>
          <table:table-cell office:value-type="float" office:value="0.531647" calcext:value-type="float">
            <text:p>0.531647</text:p>
          </table:table-cell>
          <table:table-cell office:value-type="float" office:value="0.999346" calcext:value-type="float">
            <text:p>0.999346</text:p>
          </table:table-cell>
          <table:table-cell office:value-type="float" office:value="0.947652" calcext:value-type="float">
            <text:p>0.947652</text:p>
          </table:table-cell>
          <table:table-cell office:value-type="float" office:value="0.999347" calcext:value-type="float">
            <text:p>0.999347</text:p>
          </table:table-cell>
          <table:table-cell office:value-type="float" office:value="-0.303416" calcext:value-type="float">
            <text:p>-0.303416</text:p>
          </table:table-cell>
          <table:table-cell office:value-type="float" office:value="0.279203" calcext:value-type="float">
            <text:p>0.279203</text:p>
          </table:table-cell>
          <table:table-cell office:value-type="float" office:value="0.687465" calcext:value-type="float">
            <text:p>0.687465</text:p>
          </table:table-cell>
          <table:table-cell office:value-type="float" office:value="0.042551" calcext:value-type="float">
            <text:p>0.042551</text:p>
          </table:table-cell>
          <table:table-cell office:value-type="float" office:value="0.369593" calcext:value-type="float">
            <text:p>0.369593</text:p>
          </table:table-cell>
          <table:table-cell office:value-type="float" office:value="0.999355" calcext:value-type="float">
            <text:p>0.999355</text:p>
          </table:table-cell>
          <table:table-cell office:value-type="float" office:value="0.191676" calcext:value-type="float">
            <text:p>0.191676</text:p>
          </table:table-cell>
          <table:table-cell office:value-type="float" office:value="0.004797" calcext:value-type="float">
            <text:p>0.004797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0.171792" calcext:value-type="float">
            <text:p>0.171792</text:p>
          </table:table-cell>
          <table:table-cell office:value-type="float" office:value="0.008649" calcext:value-type="float">
            <text:p>0.008649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0.312844" calcext:value-type="float">
            <text:p>0.312844</text:p>
          </table:table-cell>
          <table:table-cell office:value-type="float" office:value="0.005311" calcext:value-type="float">
            <text:p>0.005311</text:p>
          </table:table-cell>
          <table:table-cell office:value-type="float" office:value="0.633111" calcext:value-type="float">
            <text:p>0.633111</text:p>
          </table:table-cell>
          <table:table-cell office:value-type="float" office:value="0.869621" calcext:value-type="float">
            <text:p>0.869621</text:p>
          </table:table-cell>
          <table:table-cell office:value-type="float" office:value="0.546079" calcext:value-type="float">
            <text:p>0.546079</text:p>
          </table:table-cell>
          <table:table-cell office:value-type="float" office:value="0.521322" calcext:value-type="float">
            <text:p>0.521322</text:p>
          </table:table-cell>
          <table:table-cell office:value-type="float" office:value="0.521329" calcext:value-type="float">
            <text:p>0.5213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352" calcext:value-type="float">
            <text:p>0.999352</text:p>
          </table:table-cell>
          <table:table-cell office:value-type="float" office:value="0.729042" calcext:value-type="float">
            <text:p>0.7290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62614" calcext:value-type="float">
            <text:p>0.162614</text:p>
          </table:table-cell>
          <table:table-cell office:value-type="float" office:value="-0.176231" calcext:value-type="float">
            <text:p>-0.176231</text:p>
          </table:table-cell>
          <table:table-cell office:value-type="float" office:value="-0.032202" calcext:value-type="float">
            <text:p>-0.032202</text:p>
          </table:table-cell>
          <table:table-cell office:value-type="float" office:value="0.523714" calcext:value-type="float">
            <text:p>0.523714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945505" calcext:value-type="float">
            <text:p>0.945505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-0.299107" calcext:value-type="float">
            <text:p>-0.299107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672125" calcext:value-type="float">
            <text:p>0.672125</text:p>
          </table:table-cell>
          <table:table-cell office:value-type="float" office:value="0.041435" calcext:value-type="float">
            <text:p>0.041435</text:p>
          </table:table-cell>
          <table:table-cell office:value-type="float" office:value="0.36839" calcext:value-type="float">
            <text:p>0.36839</text:p>
          </table:table-cell>
          <table:table-cell office:value-type="float" office:value="0.999997" calcext:value-type="float">
            <text:p>0.999997</text:p>
          </table:table-cell>
          <table:table-cell office:value-type="float" office:value="0.188059" calcext:value-type="float">
            <text:p>0.188059</text:p>
          </table:table-cell>
          <table:table-cell office:value-type="float" office:value="0.005065" calcext:value-type="float">
            <text:p>0.005065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168157" calcext:value-type="float">
            <text:p>0.168157</text:p>
          </table:table-cell>
          <table:table-cell office:value-type="float" office:value="0.008887" calcext:value-type="float">
            <text:p>0.008887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305655" calcext:value-type="float">
            <text:p>0.305655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0.619272" calcext:value-type="float">
            <text:p>0.619272</text:p>
          </table:table-cell>
          <table:table-cell office:value-type="float" office:value="0.867614" calcext:value-type="float">
            <text:p>0.867614</text:p>
          </table:table-cell>
          <table:table-cell office:value-type="float" office:value="0.545033" calcext:value-type="float">
            <text:p>0.545033</text:p>
          </table:table-cell>
          <table:table-cell office:value-type="float" office:value="0.521656" calcext:value-type="float">
            <text:p>0.521656</text:p>
          </table:table-cell>
          <table:table-cell office:value-type="float" office:value="0.521664" calcext:value-type="float">
            <text:p>0.521664</text:p>
          </table:table-cell>
          <table:table-cell office:value-type="float" office:value="0.999352" calcext:value-type="float">
            <text:p>0.999352</text:p>
          </table:table-cell>
          <table:table-cell office:value-type="float" office:value="1" calcext:value-type="float">
            <text:p>1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712577" calcext:value-type="float">
            <text:p>0.7125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62609" calcext:value-type="float">
            <text:p>0.162609</text:p>
          </table:table-cell>
          <table:table-cell office:value-type="float" office:value="-0.176225" calcext:value-type="float">
            <text:p>-0.176225</text:p>
          </table:table-cell>
          <table:table-cell office:value-type="float" office:value="-0.032206" calcext:value-type="float">
            <text:p>-0.032206</text:p>
          </table:table-cell>
          <table:table-cell office:value-type="float" office:value="0.523703" calcext:value-type="float">
            <text:p>0.523703</text:p>
          </table:table-cell>
          <table:table-cell office:value-type="float" office:value="0.999996" calcext:value-type="float">
            <text:p>0.999996</text:p>
          </table:table-cell>
          <table:table-cell office:value-type="float" office:value="0.945507" calcext:value-type="float">
            <text:p>0.945507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-0.299101" calcext:value-type="float">
            <text:p>-0.299101</text:p>
          </table:table-cell>
          <table:table-cell office:value-type="float" office:value="0.271091" calcext:value-type="float">
            <text:p>0.271091</text:p>
          </table:table-cell>
          <table:table-cell office:value-type="float" office:value="0.672114" calcext:value-type="float">
            <text:p>0.672114</text:p>
          </table:table-cell>
          <table:table-cell office:value-type="float" office:value="0.041436" calcext:value-type="float">
            <text:p>0.041436</text:p>
          </table:table-cell>
          <table:table-cell office:value-type="float" office:value="0.368381" calcext:value-type="float">
            <text:p>0.368381</text:p>
          </table:table-cell>
          <table:table-cell office:value-type="float" office:value="0.999998" calcext:value-type="float">
            <text:p>0.999998</text:p>
          </table:table-cell>
          <table:table-cell office:value-type="float" office:value="0.188049" calcext:value-type="float">
            <text:p>0.188049</text:p>
          </table:table-cell>
          <table:table-cell office:value-type="float" office:value="0.004872" calcext:value-type="float">
            <text:p>0.004872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168156" calcext:value-type="float">
            <text:p>0.168156</text:p>
          </table:table-cell>
          <table:table-cell office:value-type="float" office:value="0.008689" calcext:value-type="float">
            <text:p>0.008689</text:p>
          </table:table-cell>
          <table:table-cell office:value-type="float" office:value="-0.000094" calcext:value-type="float">
            <text:p>-0.000094</text:p>
          </table:table-cell>
          <table:table-cell office:value-type="float" office:value="0.305645" calcext:value-type="float">
            <text:p>0.305645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619264" calcext:value-type="float">
            <text:p>0.619264</text:p>
          </table:table-cell>
          <table:table-cell office:value-type="float" office:value="0.86761" calcext:value-type="float">
            <text:p>0.86761</text:p>
          </table:table-cell>
          <table:table-cell office:value-type="float" office:value="0.545033" calcext:value-type="float">
            <text:p>0.545033</text:p>
          </table:table-cell>
          <table:table-cell office:value-type="float" office:value="0.521657" calcext:value-type="float">
            <text:p>0.521657</text:p>
          </table:table-cell>
          <table:table-cell office:value-type="float" office:value="0.521664" calcext:value-type="float">
            <text:p>0.521664</text:p>
          </table:table-cell>
          <table:table-cell office:value-type="float" office:value="0.999352" calcext:value-type="float">
            <text:p>0.999352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1" calcext:value-type="float">
            <text:p>1</text:p>
          </table:table-cell>
          <table:table-cell office:value-type="float" office:value="0.712568" calcext:value-type="float">
            <text:p>0.7125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85372" calcext:value-type="float">
            <text:p>0.185372</text:p>
          </table:table-cell>
          <table:table-cell office:value-type="float" office:value="-0.210009" calcext:value-type="float">
            <text:p>-0.210009</text:p>
          </table:table-cell>
          <table:table-cell office:value-type="float" office:value="-0.052902" calcext:value-type="float">
            <text:p>-0.052902</text:p>
          </table:table-cell>
          <table:table-cell office:value-type="float" office:value="0.808616" calcext:value-type="float">
            <text:p>0.808616</text:p>
          </table:table-cell>
          <table:table-cell office:value-type="float" office:value="0.712446" calcext:value-type="float">
            <text:p>0.712446</text:p>
          </table:table-cell>
          <table:table-cell office:value-type="float" office:value="0.719962" calcext:value-type="float">
            <text:p>0.719962</text:p>
          </table:table-cell>
          <table:table-cell office:value-type="float" office:value="0.71262" calcext:value-type="float">
            <text:p>0.71262</text:p>
          </table:table-cell>
          <table:table-cell office:value-type="float" office:value="-0.448737" calcext:value-type="float">
            <text:p>-0.448737</text:p>
          </table:table-cell>
          <table:table-cell office:value-type="float" office:value="0.403382" calcext:value-type="float">
            <text:p>0.403382</text:p>
          </table:table-cell>
          <table:table-cell office:value-type="float" office:value="0.965628" calcext:value-type="float">
            <text:p>0.965628</text:p>
          </table:table-cell>
          <table:table-cell office:value-type="float" office:value="0.079116" calcext:value-type="float">
            <text:p>0.079116</text:p>
          </table:table-cell>
          <table:table-cell office:value-type="float" office:value="0.452224" calcext:value-type="float">
            <text:p>0.452224</text:p>
          </table:table-cell>
          <table:table-cell office:value-type="float" office:value="0.712568" calcext:value-type="float">
            <text:p>0.712568</text:p>
          </table:table-cell>
          <table:table-cell office:value-type="float" office:value="0.321341" calcext:value-type="float">
            <text:p>0.321341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4844" calcext:value-type="float">
            <text:p>0.004844</text:p>
          </table:table-cell>
          <table:table-cell office:value-type="float" office:value="0.295108" calcext:value-type="float">
            <text:p>0.295108</text:p>
          </table:table-cell>
          <table:table-cell office:value-type="float" office:value="0.010278" calcext:value-type="float">
            <text:p>0.010278</text:p>
          </table:table-cell>
          <table:table-cell office:value-type="float" office:value="-0.00227" calcext:value-type="float">
            <text:p>-0.00227</text:p>
          </table:table-cell>
          <table:table-cell office:value-type="float" office:value="0.535217" calcext:value-type="float">
            <text:p>0.535217</text:p>
          </table:table-cell>
          <table:table-cell office:value-type="float" office:value="0.007076" calcext:value-type="float">
            <text:p>0.007076</text:p>
          </table:table-cell>
          <table:table-cell office:value-type="float" office:value="0.884413" calcext:value-type="float">
            <text:p>0.884413</text:p>
          </table:table-cell>
          <table:table-cell office:value-type="float" office:value="0.804326" calcext:value-type="float">
            <text:p>0.804326</text:p>
          </table:table-cell>
          <table:table-cell office:value-type="float" office:value="0.667325" calcext:value-type="float">
            <text:p>0.667325</text:p>
          </table:table-cell>
          <table:table-cell office:value-type="float" office:value="0.608205" calcext:value-type="float">
            <text:p>0.608205</text:p>
          </table:table-cell>
          <table:table-cell office:value-type="float" office:value="0.60821" calcext:value-type="float">
            <text:p>0.60821</text:p>
          </table:table-cell>
          <table:table-cell office:value-type="float" office:value="0.729042" calcext:value-type="float">
            <text:p>0.729042</text:p>
          </table:table-cell>
          <table:table-cell office:value-type="float" office:value="0.712577" calcext:value-type="float">
            <text:p>0.712577</text:p>
          </table:table-cell>
          <table:table-cell office:value-type="float" office:value="0.712568" calcext:value-type="float">
            <text:p>0.712568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Correlation Coefficient'.B2:'Correlation Coefficient'.AE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K2:Sheet1.K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5:01:54.413249957</meta:creation-date>
    <dc:date>2017-10-26T18:11:10.690592248</dc:date>
    <meta:editing-duration>PT1H11M42S</meta:editing-duration>
    <meta:editing-cycles>15</meta:editing-cycles>
    <meta:generator>LibreOffice/5.1.6.2$Linux_X86_64 LibreOffice_project/10m0$Build-2</meta:generator>
    <meta:document-statistic meta:table-count="2" meta:cell-count="1162" meta:object-count="0"/>
  </office:meta>
</office:document-meta>
</file>